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" style:family="graphic">
      <style:graphic-properties style:protect="size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.763cm" fo:min-width="5.014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marker-end="Arrow" draw:marker-end-width="0.3cm" draw:textarea-horizontal-align="center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32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7.437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5.581cm" fo:padding-top="0.13cm" fo:padding-bottom="0.13cm" fo:padding-left="0.25cm" fo:padding-right="0.25cm" fo:wrap-option="wrap"/>
    </style:style>
    <style:style style:name="gr3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5.329cm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8.892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2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fill="none" draw:textarea-horizontal-align="justify" draw:textarea-vertical-align="middle" draw:auto-grow-height="false"/>
    </style:style>
    <style:style style:name="gr4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2.921cm" fo:padding-top="0.13cm" fo:padding-bottom="0.13cm" fo:padding-left="0.25cm" fo:padding-right="0.25cm" fo:wrap-option="wrap"/>
    </style:style>
    <style:style style:name="gr4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4.145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7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51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0" style:family="paragraph">
      <style:paragraph-properties fo:margin-left="0.789cm" fo:margin-right="0cm" fo:margin-top="0.158cm" fo:margin-bottom="0cm" fo:line-height="80%" fo:text-indent="-0.789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80%" fo:text-align="start" fo:text-indent="0cm" style:punctuation-wrap="hanging" style:line-break="strict" style:writing-mode="lr-tb"/>
    </style:style>
    <style:style style:name="P17" style:family="paragraph">
      <style:paragraph-properties fo:margin-left="0.789cm" fo:margin-right="0cm" fo:margin-top="0.158cm" fo:margin-bottom="0cm" fo:line-height="102%" fo:text-indent="-0.789cm" style:punctuation-wrap="hanging" style:line-break="strict" style:writing-mode="lr-tb"/>
    </style:style>
    <style:style style:name="P18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246cm" fo:margin-bottom="0cm" fo:line-height="102%" fo:text-align="start" fo:text-indent="0cm" style:punctuation-wrap="hanging" style:line-break="strict" style:writing-mode="lr-tb"/>
    </style:style>
    <style:style style:name="P21" style:family="paragraph">
      <style:paragraph-properties fo:margin-left="0.789cm" fo:margin-right="0cm" fo:margin-top="0.282cm" fo:margin-bottom="0cm" fo:line-height="102%" fo:text-indent="-0.789cm" style:punctuation-wrap="hanging" style:line-break="strict" style:writing-mode="lr-tb"/>
    </style:style>
    <style:style style:name="P22" style:family="paragraph">
      <style:paragraph-properties fo:margin-left="0.789cm" fo:margin-right="0cm" fo:margin-top="0.246cm" fo:margin-bottom="0cm" fo:line-height="102%" fo:text-indent="-0.789cm" style:punctuation-wrap="hanging" style:line-break="strict" style:writing-mode="lr-tb"/>
    </style:style>
    <style:style style:name="P23" style:family="paragraph">
      <style:paragraph-properties fo:margin-left="0.789cm" fo:margin-right="0cm" fo:margin-top="0.105cm" fo:margin-bottom="0cm" fo:line-height="80%" fo:text-indent="-0.789cm" style:punctuation-wrap="hanging" style:line-break="strict" style:writing-mode="lr-tb"/>
    </style:style>
    <style:style style:name="P24" style:family="paragraph">
      <style:paragraph-properties fo:margin-left="0cm" fo:margin-right="0cm" fo:margin-top="0.176cm" fo:margin-bottom="0cm" fo:line-height="70%" fo:text-indent="0cm" style:punctuation-wrap="hanging" style:line-break="strict"/>
    </style:style>
    <style:style style:name="P25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</style:style>
    <style:style style:name="P26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</style:style>
    <style:style style:name="P27" style:family="paragraph">
      <style:paragraph-properties fo:margin-left="0.789cm" fo:margin-right="0cm" fo:margin-top="0.105cm" fo:margin-bottom="0cm" fo:line-height="70%" fo:text-indent="-0.789cm" style:punctuation-wrap="hanging" style:line-break="strict" style:writing-mode="lr-tb"/>
    </style:style>
    <style:style style:name="P28" style:family="paragraph">
      <style:paragraph-properties fo:margin-left="0cm" fo:margin-right="0cm" fo:margin-top="0.176cm" fo:margin-bottom="0cm" fo:line-height="70%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style:paragraph-properties fo:margin-left="0.789cm" fo:margin-right="0cm" fo:margin-top="0.246cm" fo:margin-bottom="0cm" fo:line-height="92%" fo:text-indent="-0.789cm" style:punctuation-wrap="hanging" style:line-break="strict" style:writing-mode="lr-tb"/>
    </style:style>
    <style:style style:name="P30" style:family="paragraph">
      <style:paragraph-properties fo:margin-left="0.789cm" fo:margin-right="0cm" fo:margin-top="0.123cm" fo:margin-bottom="0cm" fo:line-height="80%" fo:text-indent="-0.789cm" style:punctuation-wrap="hanging" style:line-break="strict"/>
    </style:style>
    <style:style style:name="P31" style:family="paragraph">
      <style:paragraph-properties fo:margin-top="0.158cm" fo:margin-bottom="0cm" fo:line-height="80%"/>
    </style:style>
    <style:style style:name="P32" style:family="paragraph">
      <style:paragraph-properties fo:margin-left="0.789cm" fo:margin-right="0cm" fo:margin-top="0.141cm" fo:margin-bottom="0cm" fo:line-height="80%" fo:text-indent="-0.789cm" style:punctuation-wrap="hanging" style:line-break="strict"/>
    </style:style>
    <style:style style:name="P33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Verdana" style:font-family-generic="swiss" style:font-pitch="variable" fo:font-size="16pt" style:font-family-asian="'DejaVu Sans'" style:font-pitch-asian="variable" style:font-size-asian="16pt" style:font-family-complex="'DejaVu Sans'" style:font-pitch-complex="variable" style:font-size-complex="16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36" style:family="paragraph">
      <style:paragraph-properties fo:margin-left="0.599cm" fo:margin-right="0cm" fo:margin-top="0.26cm" fo:margin-bottom="0.101cm" fo:text-indent="-0.599cm" style:punctuation-wrap="simple" style:line-break="normal"/>
    </style:style>
    <style:style style:name="P37" style:family="paragraph">
      <style:paragraph-properties fo:margin-left="0.599cm" fo:margin-right="0cm" fo:margin-top="0cm" fo:margin-bottom="0cm" fo:line-height="102%" fo:text-indent="-0.599cm" style:punctuation-wrap="simple" style:line-break="normal"/>
    </style:style>
    <style:style style:name="P38" style:family="paragraph">
      <style:paragraph-properties fo:margin-left="0.599cm" fo:margin-right="0cm" fo:margin-top="0.361cm" fo:margin-bottom="0.299cm" fo:text-indent="-0.599cm" style:punctuation-wrap="simple" style:line-break="normal"/>
    </style:style>
    <style:style style:name="P39" style:family="paragraph">
      <style:paragraph-properties fo:margin-left="0.599cm" fo:margin-right="0cm" fo:margin-top="0.158cm" fo:margin-bottom="0cm" fo:line-height="102%" fo:text-indent="-0.599cm" style:punctuation-wrap="simple" style:line-break="normal"/>
    </style:style>
    <style:style style:name="P40" style:family="paragraph">
      <style:paragraph-properties fo:margin-left="0cm" fo:margin-right="0cm" fo:text-align="center" fo:text-indent="0cm" style:punctuation-wrap="hanging" style:line-break="strict"/>
    </style:style>
    <style:style style:name="P4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44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45" style:family="paragraph">
      <style:paragraph-properties fo:margin-left="0.895cm" fo:margin-right="0cm" fo:margin-top="0.158cm" fo:margin-bottom="0cm" fo:line-height="102%" fo:text-align="start" fo:text-indent="-0.895cm" style:punctuation-wrap="hanging" style:line-break="strict" style:writing-mode="lr-tb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fo:color="#000000" fo:font-size="18pt"/>
    </style:style>
    <style:style style:name="P48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9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50" style:family="paragraph">
      <style:paragraph-properties fo:margin-left="0.895cm" fo:margin-right="0cm" fo:margin-top="0.158cm" fo:margin-bottom="0cm" fo:line-height="102%" fo:text-indent="-0.882cm" style:punctuation-wrap="hanging" style:line-break="strict"/>
    </style:style>
    <style:style style:name="P51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/>
    </style:style>
    <style:style style:name="P52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56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9" style:family="paragraph">
      <style:paragraph-properties fo:margin-left="0.948cm" fo:margin-right="0cm" fo:text-indent="-0.944cm" style:punctuation-wrap="hanging" style:line-break="strict"/>
    </style:style>
    <style:style style:name="P60" style:family="paragraph">
      <style:paragraph-properties fo:margin-left="0.948cm" fo:margin-right="0cm" fo:text-indent="-0.944cm" style:punctuation-wrap="hanging" style:line-break="strict" style:writing-mode="lr-tb" style:font-independent-line-spacing="true"/>
      <style:text-properties fo:font-size="18pt"/>
    </style:style>
    <style:style style:name="P61" style:family="paragraph">
      <style:paragraph-properties fo:margin-left="0.895cm" fo:margin-right="0cm" fo:margin-top="0.158cm" fo:margin-bottom="0cm" fo:line-height="102%" fo:text-indent="-0.895cm" style:punctuation-wrap="hanging" style:line-break="strict"/>
    </style:style>
    <style:style style:name="P62" style:family="paragraph">
      <style:paragraph-properties fo:margin-left="0.895cm" fo:margin-right="0cm" fo:margin-top="0.158cm" fo:margin-bottom="0cm" fo:line-height="102%" fo:text-indent="-0.895cm" style:punctuation-wrap="hanging" style:line-break="strict" style:writing-mode="lr-tb"/>
    </style:style>
    <style:style style:name="P6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65" style:family="paragraph">
      <style:paragraph-properties fo:margin-left="0cm" fo:margin-right="0cm" fo:text-align="justify" fo:text-indent="0cm" style:punctuation-wrap="hanging" style:line-break="strict"/>
    </style:style>
    <style:style style:name="P66" style:family="paragraph">
      <style:paragraph-properties fo:margin-left="0cm" fo:margin-right="0cm" fo:text-align="justify" fo:text-indent="0cm" style:punctuation-wrap="hanging" style:line-break="strict"/>
      <style:text-properties fo:font-size="18pt"/>
    </style:style>
    <style:style style:name="P67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68" style:family="paragraph">
      <style:paragraph-properties fo:margin-left="0.895cm" fo:margin-right="0cm" fo:margin-top="0.141cm" fo:margin-bottom="0cm" fo:line-height="102%" fo:text-indent="-0.895cm" style:punctuation-wrap="hanging" style:line-break="strict"/>
    </style:style>
    <style:style style:name="P69" style:family="paragraph">
      <style:paragraph-properties fo:margin-left="0.895cm" fo:margin-right="0cm" fo:margin-top="0.141cm" fo:margin-bottom="0cm" fo:line-height="102%" fo:text-align="start" fo:text-indent="-0.895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70" style:family="paragraph">
      <style:paragraph-properties fo:margin-left="0.895cm" fo:margin-right="0cm" fo:margin-top="0.123cm" fo:margin-bottom="0cm" fo:line-height="102%" fo:text-align="start" fo:text-indent="-0.895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71" style:family="paragraph">
      <style:paragraph-properties fo:margin-left="0.895cm" fo:margin-right="0cm" fo:margin-top="0.141cm" fo:margin-bottom="0cm" fo:line-height="102%" fo:text-align="start" fo:text-indent="-0.895cm" style:punctuation-wrap="hanging" style:line-break="strict"/>
    </style:style>
    <style:style style:name="P72" style:family="paragraph">
      <style:paragraph-properties fo:margin-left="0cm" fo:margin-right="0cm" fo:margin-top="0.141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5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6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7" style:family="text">
      <style:text-properties fo:color="#ff0000" fo:font-family="'Courier New'" style:font-family-generic="modern" style:font-pitch="fixed" fo:font-size="12pt" fo:language="ar" fo:country="SA" style:font-family-asian="'Courier New'" style:font-family-generic-asian="modern" style:font-pitch-asian="fixed" style:font-size-asian="12pt" style:language-asian="ar" style:country-asian="SA" style:font-family-complex="'Courier New'" style:font-family-generic-complex="modern" style:font-pitch-complex="fixed" style:font-size-complex="12pt"/>
    </style:style>
    <style:style style:name="T8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9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0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1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fo:color="#92d050" fo:font-family="Verdana" style:font-family-generic="swiss" style:font-pitch="variable"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92d050" fo:font-family="'Courier New'" style:font-family-generic="modern" style:font-pitch="fixed" fo:font-size="14pt" fo:language="en" fo:country="GB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4" style:family="text">
      <style:text-properties fo:color="#000000" fo:font-family="Verdana" style:font-family-generic="swiss" style:font-pitch="variable" fo:font-size="12pt" fo:language="ar" fo:country="SA" style:font-family-asian="Arial" style:font-pitch-asian="variable" style:font-size-asian="12pt" style:language-asian="ar" style:country-asian="SA" style:font-family-complex="Arial" style:font-pitch-complex="variable" style:font-size-complex="12pt"/>
    </style:style>
    <style:style style:name="T15" style:family="text">
      <style:text-properties fo:color="#000000" fo:font-size="18pt" fo:language="en" fo:country="US"/>
    </style:style>
    <style:style style:name="T16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8" style:family="text">
      <style:text-properties fo:color="#ff0000" fo:font-family="'Courier New'" style:font-family-generic="modern" style:font-pitch="fixed" fo:font-size="12pt" fo:language="en" fo:country="US" style:font-size-asian="12pt" style:font-size-complex="12pt"/>
    </style:style>
    <style:style style:name="T19" style:family="text">
      <style:text-properties fo:color="#ff0000" fo:font-size="12pt" fo:language="en" fo:country="US" style:font-size-asian="12pt" style:font-size-complex="12pt"/>
    </style:style>
    <style:style style:name="T20" style:family="text">
      <style:text-properties fo:color="#000000" fo:font-size="12pt" fo:language="en" fo:country="US" style:font-size-asian="12pt" style:font-size-complex="12pt"/>
    </style:style>
    <style:style style:name="T21" style:family="text">
      <style:text-properties fo:color="#000000" fo:font-family="Verdana" style:font-family-generic="swiss" style:font-pitch="variable" fo:font-size="18pt" fo:language="en" fo:country="GB"/>
    </style:style>
    <style:style style:name="T22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3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color="#3333cc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26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27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8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9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30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31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32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3" style:family="text">
      <style:text-properties fo:color="#ff0000" fo:font-family="'Courier New'" style:font-family-generic="modern" style:font-pitch="fixed" fo:font-size="12pt" fo:language="en" fo:country="GB" style:font-size-asian="12pt" style:font-size-complex="12pt"/>
    </style:style>
    <style:style style:name="T34" style:family="text">
      <style:text-properties fo:color="#0000ff" fo:font-family="'Courier New'" style:font-family-generic="modern" style:font-pitch="fixed" fo:font-size="12pt" fo:language="en" fo:country="GB" style:font-size-asian="12pt" style:font-size-complex="12pt"/>
    </style:style>
    <style:style style:name="T35" style:family="text">
      <style:text-properties fo:color="#0000ff" fo:font-family="'Courier New'" style:font-family-generic="modern" style:font-pitch="fixed" fo:font-size="14pt" fo:language="en" fo:country="GB" style:font-size-asian="14pt" style:font-size-complex="14pt"/>
    </style:style>
    <style:style style:name="T36" style:family="text">
      <style:text-properties fo:color="#ff0000" fo:font-family="'Courier New'" style:font-family-generic="modern" style:font-pitch="fixed" fo:font-size="12pt" fo:language="pt" fo:country="BR" fo:font-weight="bold" style:font-size-asian="12pt" style:font-weight-asian="bold" style:font-size-complex="12pt" style:font-weight-complex="bold"/>
    </style:style>
    <style:style style:name="T37" style:family="text">
      <style:text-properties fo:color="#0000ff" fo:font-family="'Courier New'" style:font-family-generic="modern" style:font-pitch="fixed" fo:font-size="12pt" fo:language="pt" fo:country="BR" fo:font-weight="bold" style:font-size-asian="12pt" style:font-weight-asian="bold" style:font-size-complex="12pt" style:font-weight-complex="bold"/>
    </style:style>
    <style:style style:name="T38" style:family="text">
      <style:text-properties fo:color="#0000ff" fo:font-family="'Courier New'" style:font-family-generic="modern" style:font-pitch="fixed" fo:font-size="14pt" fo:language="pt" fo:country="BR" style:font-size-asian="14pt" style:font-size-complex="14pt"/>
    </style:style>
    <style:style style:name="T39" style:family="text">
      <style:text-properties fo:color="#0000ff" fo:font-family="'Courier New'" style:font-family-generic="modern" style:font-pitch="fixed" fo:font-size="11pt" fo:language="en" fo:country="US" style:font-size-asian="11pt" style:font-size-complex="11pt"/>
    </style:style>
    <style:style style:name="T40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41" style:family="text">
      <style:text-properties fo:font-size="28pt" fo:language="en" fo:country="GB" style:font-size-asian="28pt" style:font-size-complex="28pt"/>
    </style:style>
    <style:style style:name="T42" style:family="text">
      <style:text-properties fo:font-size="20pt" fo:language="en" fo:country="GB" style:font-size-asian="20pt" style:font-size-complex="20pt"/>
    </style:style>
    <style:style style:name="T43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4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5" style:family="text">
      <style:text-properties fo:color="#00ae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6" style:family="text">
      <style:text-properties fo:color="#000000" fo:font-size="18pt" fo:language="en" fo:country="GB"/>
    </style:style>
    <style:style style:name="T47" style:family="text">
      <style:text-properties fo:color="#ff0000" fo:font-size="18pt" fo:language="en" fo:country="GB" fo:font-weight="bold" style:font-weight-asian="bold" style:font-weight-complex="bold"/>
    </style:style>
    <style:style style:name="T48" style:family="text">
      <style:text-properties fo:color="#000000" fo:font-family="Arial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49" style:family="text">
      <style:text-properties fo:color="#0000ff" fo:font-family="'Courier New'" style:font-family-generic="modern" style:font-pitch="fixed" fo:font-size="18pt" fo:font-weight="bold" style:font-weight-asian="bold" style:font-weight-complex="bold"/>
    </style:style>
    <style:style style:name="T50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51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52" style:family="text"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53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4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5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6" style:family="text">
      <style:text-properties fo:color="#000000" fo:font-size="18pt"/>
    </style:style>
    <style:style style:name="T57" style:family="text">
      <style:text-properties fo:color="#000000" fo:font-size="20pt" fo:language="en" fo:country="GB" style:font-size-asian="20pt" style:font-size-complex="20pt"/>
    </style:style>
    <style:style style:name="T58" style:family="text">
      <style:text-properties fo:color="#ff0000" fo:font-size="20pt" fo:language="en" fo:country="GB" fo:font-weight="bold" style:font-size-asian="20pt" style:font-weight-asian="bold" style:font-size-complex="20pt" style:font-weight-complex="bold"/>
    </style:style>
    <style:style style:name="T59" style:family="text">
      <style:text-properties fo:color="#ff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60" style:family="text">
      <style:text-properties fo:color="#00b05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61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62" style:family="text">
      <style:text-properties fo:color="#0000ff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63" style:family="text">
      <style:text-properties fo:color="#ff0000" fo:font-family="'Courier New'" style:font-family-generic="modern" style:font-pitch="fixed" fo:font-size="20pt" fo:language="en" fo:country="GB" style:font-size-asian="20pt" style:font-size-complex="20pt"/>
    </style:style>
    <style:style style:name="T64" style:family="text">
      <style:text-properties fo:color="#2d2db9" fo:font-size="18pt" fo:language="en" fo:country="GB"/>
    </style:style>
    <style:style style:name="T65" style:family="text">
      <style:text-properties fo:color="#00ae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66" style:family="text">
      <style:text-properties fo:color="#000000" style:text-position="0% 100%" fo:font-family="Verdana" style:font-family-generic="swiss" style:font-pitch="variable" fo:font-size="18pt" fo:language="en" fo:country="GB" style:font-family-asian="'DejaVu Sans'" style:font-pitch-asian="variable" style:font-size-asian="18pt" style:font-family-complex="'DejaVu Sans'" style:font-pitch-complex="variable" style:font-size-complex="18pt"/>
    </style:style>
    <style:style style:name="T67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68" style:family="text">
      <style:text-properties fo:color="#ff0000" fo:font-family="'Courier New'" style:font-family-generic="modern" style:font-pitch="fixed" fo:font-size="18pt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69" style:family="text">
      <style:text-properties fo:color="#000000" fo:font-family="'Courier New'" style:font-family-generic="modern" style:font-pitch="fixed" fo:font-size="18pt" fo:language="en" fo:country="GB"/>
    </style:style>
    <style:style style:name="T70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71" style:family="text">
      <style:text-properties fo:color="#000000" fo:font-size="36pt" fo:language="en" fo:country="US" fo:font-weight="bold" style:font-family-asian="Arial" style:font-pitch-asian="variable" style:font-size-asian="36pt" style:font-weight-asian="bold" style:font-family-complex="Arial" style:font-pitch-complex="variable" style:font-size-complex="36pt" style:font-weight-complex="bold"/>
    </style:style>
    <style:style style:name="T72" style:family="text">
      <style:text-properties fo:color="#000000" fo:font-size="18pt" fo:language="en" fo:country="US" fo:font-style="italic" style:font-style-asian="italic" style:font-style-complex="italic"/>
    </style:style>
    <style:style style:name="T73" style:family="text">
      <style:text-properties fo:color="#000000" fo:font-size="18pt" fo:language="en" fo:country="US" fo:font-style="italic" style:font-family-asian="Arial" style:font-pitch-asian="variable" style:font-style-asian="italic" style:font-family-complex="Arial" style:font-pitch-complex="variable" style:font-style-complex="italic"/>
    </style:style>
    <style:style style:name="T74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75" style:family="text">
      <style:text-properties fo:color="#00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76" style:family="text">
      <style:text-properties fo:color="#000000" fo:font-family="'Courier New'" style:font-family-generic="modern" style:font-pitch="fixed" fo:font-size="18pt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77" style:family="text">
      <style:text-properties fo:color="#00ff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78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79" style:family="text">
      <style:text-properties fo:color="#00ae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0" style:family="text">
      <style:text-properties fo:color="#00ae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81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82" style:family="text">
      <style:text-properties fo:color="#000000" fo:font-family="Verdana" style:font-family-generic="swiss" style:font-pitch="variable" fo:font-size="18pt" fo:language="en" fo:country="GB" fo:font-style="italic" style:font-style-asian="italic" style:font-style-complex="italic"/>
    </style:style>
    <style:style style:name="T83" style:family="text">
      <style:text-properties fo:color="#00b050" style:text-line-through-style="none" style:text-position="0% 100%" fo:font-family="Verdana" style:font-family-generic="swiss" style:font-pitch="variable" fo:font-size="16pt" fo:language="en" fo:country="GB" fo:font-style="italic" fo:text-shadow="none" style:text-underline-style="none" fo:font-weight="bold" style:font-family-asian="'DejaVu Sans'" style:font-pitch-asian="variable" style:font-size-asian="16pt" style:font-style-asian="italic" style:font-weight-asian="bold" style:font-family-complex="'DejaVu Sans'" style:font-pitch-complex="variable" style:font-size-complex="16pt" style:font-style-complex="italic" style:font-weight-complex="bold" style:font-relief="none"/>
    </style:style>
    <style:style style:name="T84" style:family="text">
      <style:text-properties fo:color="#00b05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85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86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87" style:family="text">
      <style:text-properties fo:color="#3333cc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88" style:family="text">
      <style:text-properties fo:color="#996633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89" style:family="text">
      <style:text-properties fo:color="#000000" fo:font-size="14pt" fo:language="en" fo:country="US" style:font-size-asian="14pt" style:font-size-complex="14pt"/>
    </style:style>
    <style:style style:name="T90" style:family="text">
      <style:text-properties fo:color="#00b05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1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2" style:family="text">
      <style:text-properties fo:color="#000000" fo:font-family="Wingdings" style:font-pitch="variable" style:font-charset="x-symbol" fo:font-size="14pt" fo:language="en" fo:country="US" style:font-size-asian="14pt" style:font-size-complex="14pt"/>
    </style:style>
    <style:style style:name="T93" style:family="text">
      <style:text-properties fo:color="#00b05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4" style:family="text">
      <style:text-properties fo:color="#9966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96" style:family="text">
      <style:text-properties fo:color="#3333cc" fo:font-size="18pt" fo:language="en" fo:country="GB"/>
    </style:style>
    <style:style style:name="T97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98" style:family="text">
      <style:text-properties fo:color="#000000" fo:font-family="Verdana" style:font-family-generic="swiss" style:font-pitch="variable" fo:font-size="18pt" fo:language="en" fo:country="US"/>
    </style:style>
    <style:style style:name="T99" style:family="text">
      <style:text-properties fo:color="#ff00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100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1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102" style:family="text">
      <style:text-properties fo:color="#000000" fo:font-size="20pt" fo:language="en" fo:country="US" style:font-size-asian="20pt" style:font-size-complex="20pt"/>
    </style:style>
    <style:style style:name="T103" style:family="text">
      <style:text-properties fo:color="#6b4794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04" style:family="text">
      <style:text-properties fo:color="#80008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05" style:family="text">
      <style:text-properties fo:color="#800080" fo:font-family="'Courier New'" style:font-family-generic="modern" style:font-pitch="fixed" fo:font-size="20pt" fo:language="ar" fo:country="SA" fo:font-weight="bold" style:font-family-asian="'Courier New'" style:font-family-generic-asian="modern" style:font-pitch-asian="fixed" style:font-size-asian="20pt" style:language-asian="ar" style:country-asian="SA" style:font-weight-asian="bold" style:font-family-complex="'Courier New'" style:font-family-generic-complex="modern" style:font-pitch-complex="fixed" style:font-size-complex="20pt" style:font-weight-complex="bold"/>
    </style:style>
    <style:style style:name="T106" style:family="text">
      <style:text-properties fo:color="#ff0000" fo:font-size="18pt" fo:language="en" fo:country="US"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color="#ff0000" fo:font-size="18pt" fo:language="ar" fo:country="SA" fo:font-style="italic" fo:font-weight="bold" style:font-family-asian="Arial" style:font-pitch-asian="variable" style:language-asian="ar" style:country-asian="SA" style:font-style-asian="italic" style:font-weight-asian="bold" style:font-family-complex="Arial" style:font-pitch-complex="variable" style:font-style-complex="italic" style:font-weight-complex="bold"/>
    </style:style>
    <style:style style:name="T108" style:family="text">
      <style:text-properties fo:color="#000000" fo:font-size="18pt" fo:language="en" fo:country="US" fo:font-weight="bold" style:font-weight-asian="bold" style:font-weight-complex="bold"/>
    </style:style>
    <style:style style:name="T109" style:family="text">
      <style:text-properties fo:color="#22228b" fo:font-size="14pt" fo:language="en" fo:country="US" fo:font-weight="bold" style:font-size-asian="14pt" style:font-weight-asian="bold" style:font-size-complex="14pt" style:font-weight-complex="bold"/>
    </style:style>
    <style:style style:name="T110" style:family="text">
      <style:text-properties fo:color="#ff0000" fo:font-family="'Courier New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111" style:family="text">
      <style:text-properties fo:color="#ff0000" fo:font-family="'Courier New'" style:font-family-generic="modern" style:font-pitch="fixed" fo:font-size="15pt" fo:language="ar" fo:country="SA" fo:font-weight="bold" style:font-family-asian="'Courier New'" style:font-family-generic-asian="modern" style:font-pitch-asian="fixed" style:font-size-asian="15pt" style:language-asian="ar" style:country-asian="SA" style:font-weight-asian="bold" style:font-family-complex="'Courier New'" style:font-family-generic-complex="modern" style:font-pitch-complex="fixed" style:font-size-complex="15pt" style:font-weight-complex="bold"/>
    </style:style>
    <style:style style:name="T112" style:family="text">
      <style:text-properties fo:color="#000000" fo:font-family="Verdana" style:font-family-generic="swiss" style:font-pitch="variable" fo:font-size="18pt" fo:language="en" fo:country="GB"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114" style:family="text">
      <style:text-properties fo:color="#000000" fo:font-size="14pt" fo:language="en" fo:country="GB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7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3cm" text:min-label-width="0.80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48cm" text:min-label-width="0.9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96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2d2db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space-before="0.013cm" text:min-label-width="0.88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2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1.01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">
        <style:list-level-properties text:min-label-width="1.01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9966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 text:min-label-width="1.75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6b47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11" draw:layer="layout" svg:width="11.219cm" svg:height="12.568cm" svg:x="12.907cm" svg:y="4.458cm">
          <text:list text:style-name="L2">
            <text:list-item>
              <text:p text:style-name="P9"><text:span text:style-name="T4">Names of objects</text:span></text:p>
            </text:list-item>
          </text:list>
          <text:list text:style-name="L3">
            <text:list-header>
              <text:p text:style-name="P10"><text:span text:style-name="T5">names(…)</text:span><text:span text:style-name="T6">‏</text:span></text:p>
            </text:list-header>
            <text:list-item>
              <text:p text:style-name="P10"><text:span text:style-name="T6">colnames(...)</text:span></text:p>
            </text:list-item>
            <text:list-item>
              <text:p text:style-name="P10"><text:span text:style-name="T6">rownames(...)</text:span></text:p>
            </text:list-item>
          </text:list>
          <text:list text:style-name="L2">
            <text:list-item>
              <text:p text:style-name="P9"><text:span text:style-name="T4">Return length of an object, number of rows or columns of a dataframe or matrix</text:span></text:p>
            </text:list-item>
          </text:list>
          <text:list text:style-name="L3">
            <text:list-header>
              <text:p text:style-name="P10"><text:span text:style-name="T5">length(…)</text:span><text:span text:style-name="T6">‏</text:span></text:p>
              <text:p text:style-name="P10"><text:span text:style-name="T5">nrow(…)</text:span><text:span text:style-name="T6">‏</text:span></text:p>
              <text:p text:style-name="P10"><text:span text:style-name="T5">ncol(…)</text:span><text:span text:style-name="T7">‏</text:span></text:p>
              <text:p text:style-name="P10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558cm">
          <text:list text:style-name="L1">
            <text:list-header>
              <text:p text:style-name="P1"><text:span text:style-name="T8">Basic <text:s/>R 'Built-in' functions</text:span><text:span text:style-name="T8"><text:line-break/></text:span><text:span text:style-name="T8">for working with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11.214cm" svg:height="12.568cm" svg:x="1.27cm" svg:y="4.458cm">
          <text:list text:style-name="L4">
            <text:list-item>
              <text:p text:style-name="P3"><text:span text:style-name="T4"><text:s/></text:span><text:span text:style-name="T4">list &amp; remove objects</text:span></text:p>
            </text:list-item>
          </text:list>
          <text:list text:style-name="L3">
            <text:list-header>
              <text:p text:style-name="P3"><text:span text:style-name="T9">ls(), rm()</text:span><text:span text:style-name="T6">‏</text:span></text:p>
              <text:p text:style-name="P3"><text:span text:style-name="T9">rm(list=ls())</text:span><text:span text:style-name="T10"> </text:span><text:span text:style-name="T11"># get rid of everything</text:span></text:p>
            </text:list-header>
          </text:list>
          <text:list text:style-name="L4">
            <text:list-item>
              <text:p text:style-name="P3"><text:span text:style-name="T4"><text:s/></text:span><text:span text:style-name="T4">Add rows or columns to a data frame, </text:span><text:span text:style-name="T12">df</text:span><text:span text:style-name="T4">. <text:s/>Row bind, column bind</text:span></text:p>
            </text:list-item>
          </text:list>
          <text:list text:style-name="L3">
            <text:list-header>
              <text:p text:style-name="P3"><text:span text:style-name="T9">rbind(</text:span><text:span text:style-name="T13">df</text:span><text:span text:style-name="T9">,...), cbind(</text:span><text:span text:style-name="T13">df</text:span><text:span text:style-name="T9">,...)</text:span><text:span text:style-name="T6">‏</text:span></text:p>
            </text:list-header>
          </text:list>
          <text:list text:style-name="L4">
            <text:list-item>
              <text:p text:style-name="P3"><text:span text:style-name="T4"><text:s/></text:span><text:span text:style-name="T4">Remove a row, or column, from a data frame.</text:span></text:p>
            </text:list-item>
          </text:list>
          <text:list text:style-name="L3">
            <text:list-header>
              <text:p text:style-name="P3"><text:span text:style-name="T9">df[-1,]</text:span><text:span text:style-name="T10"> </text:span><text:span text:style-name="T11"># remove first row</text:span></text:p>
              <text:p text:style-name="P3"><text:span text:style-name="T9">df[,-1]</text:span><text:span text:style-name="T10"> </text:span><text:span text:style-name="T11"># remove first column</text:span></text:p>
            </text:list-header>
          </text:list>
          <text:list text:style-name="L5">
            <text:list-header>
              <text:p text:style-name="P3"><text:span text:style-name="T11"/></text:p>
            </text:list-header>
          </text:list>
          <text:list text:style-name="L4">
            <text:list-item>
              <text:p text:style-name="P3"><text:span text:style-name="T4"><text:s/></text:span><text:span text:style-name="T4">Sort a data frame. <text:s/>There are three functions, </text:span><text:span text:style-name="T12">rank</text:span><text:span text:style-name="T4">, </text:span><text:span text:style-name="T12">sort</text:span><text:span text:style-name="T4"> and </text:span><text:span text:style-name="T12">order</text:span><text:span text:style-name="T4">. <text:s/>Order is the hardest one to understand, but is best suited to reordering data frames.</text:span></text:p>
            </text:list-item>
          </text:list>
          <text:list text:style-name="L3">
            <text:list-header>
              <text:p text:style-name="P3"><text:span text:style-name="T10"><text:s/></text:span><text:span text:style-name="T9">phoneBook[order(phoneBook$secondName) , ]</text:span></text:p>
            </text:list-header>
          </text:list>
          <text:list text:style-name="L4">
            <text:list-item>
              <text:p text:style-name="P3"><text:span text:style-name="T4"><text:s/></text:span><text:span text:style-name="T4">Missing values, uses </text:span><text:span text:style-name="T12">is </text:span><text:span text:style-name="T4">family of functions</text:span></text:p>
            </text:list-item>
            <text:list-item>
              <text:p text:style-name="P3"><text:span text:style-name="T4"><text:s/></text:span><text:span text:style-name="T4">(NA is different from "want to record missing values")</text:span><text:span text:style-name="T14">‏</text:span></text:p>
            </text:list-item>
          </text:list>
          <text:list text:style-name="L3">
            <text:list-header>
              <text:p text:style-name="P3"><text:span text:style-name="T10"><text:s/></text:span><text:span text:style-name="T9">is.na(…)</text:span><text:span text:style-name="T6">‏</text:span></text:p>
              <text:p text:style-name="P3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12.784cm" svg:height="7.434cm" svg:x="12.44cm" svg:y="10.716cm">
          <text:list text:style-name="L1">
            <text:list-header>
              <text:p text:style-name="P12"><text:span text:style-name="T15">A note on data sort ...</text:span></text:p>
            </text:list-header>
          </text:list>
          <text:list text:style-name="L3">
            <text:list-header>
              <text:p text:style-name="P13"><text:span text:style-name="T16">A&lt;-1:7</text:span></text:p>
              <text:p text:style-name="P13"><text:span text:style-name="T16">B&lt;-c(</text:span><text:span text:style-name="T17">"</text:span><text:span text:style-name="T16">Mon","Tue","Wed","Thur","Fri","Sat","Sun")</text:span><text:span text:style-name="T6">‏</text:span></text:p>
              <text:p text:style-name="P13"><text:span text:style-name="T16">names(A)&lt;-B</text:span></text:p>
              <text:p text:style-name="P13"><text:span text:style-name="T18"/></text:p>
              <text:p text:style-name="P13"><text:span text:style-name="T16">sort(A) ; sort(names(A))</text:span><text:span text:style-name="T6">‏</text:span></text:p>
              <text:p text:style-name="P13"><text:span text:style-name="T16">order(A); order(names(A))</text:span><text:span text:style-name="T6">‏</text:span></text:p>
              <text:p text:style-name="P13"><text:span text:style-name="T18"/></text:p>
              <text:p text:style-name="P13"><text:span text:style-name="T19">sort()</text:span><text:span text:style-name="T20"> returns the sorted data. <text:s/></text:span><text:span text:style-name="T19">order()</text:span><text:span text:style-name="T20"> returns a permutation</text:span></text:p>
            </text:list-header>
          </text:list>
          <text:list text:style-name="L1">
            <text:list-header>
              <text:p text:style-name="P13"><text:span text:style-name="T20">vector showing how to reorder the data</text:span></text:p>
              <text:p text:style-name="P13"><text:span text:style-name="T20">Use </text:span><text:span text:style-name="T19">sort() </text:span><text:span text:style-name="T20">to sort a single vector, </text:span><text:span text:style-name="T19">order() </text:span><text:span text:style-name="T20">to sort multiple</text:span></text:p>
              <text:p text:style-name="P13"><text:span text:style-name="T20">dependent vectors (e.g. columns in a dataframe)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0" draw:text-style-name="P19" draw:layer="layout" svg:width="11.218cm" svg:height="12.568cm" svg:x="1.389cm" svg:y="4.564cm">
          <text:list text:style-name="L2">
            <text:list-item>
              <text:p text:style-name="P15"><text:span text:style-name="T21">Adding rows and columns to matrix or data frame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22">Make a sample matrix from vector</text:span></text:p>
                </text:list-item>
              </text:list>
            </text:list-item>
          </text:list>
          <text:list text:style-name="L3">
            <text:list-header>
              <text:p text:style-name="P17"><text:span text:style-name="T23">x &lt;- matrix(x, ncol=4) </text:span><text:span text:style-name="T24"># converts vector X to matrix, with 4 columns and 5 rows</text:span></text:p>
              <text:p text:style-name="P17"><text:span text:style-name="T23">y &lt;- matrix(y, ncol=4) </text:span><text:span text:style-name="T24"># converts vector Y to matrix, with 4 columns and 5 rows</text:span></text:p>
            </text:list-header>
          </text:list>
          <text:list text:style-name="L2">
            <text:list-item>
              <text:p text:style-name="P18"><text:span text:style-name="T25">Addition of rows with rbind</text:span></text:p>
            </text:list-item>
          </text:list>
          <text:list text:style-name="L3">
            <text:list-header>
              <text:p text:style-name="P17"><text:span text:style-name="T23">xx &lt;- rbind(x,y)</text:span><text:span text:style-name="T26">‏</text:span></text:p>
            </text:list-header>
          </text:list>
          <text:list text:style-name="L2">
            <text:list-item>
              <text:p text:style-name="P18"><text:span text:style-name="T25">Addition of columns with cbind</text:span></text:p>
            </text:list-item>
          </text:list>
          <text:list text:style-name="L3">
            <text:list-header>
              <text:p text:style-name="P17"><text:span text:style-name="T23">yy &lt;- cbind(x,y)</text:span><text:span text:style-name="T26">‏</text:span></text:p>
            </text:list-header>
          </text:list>
          <text:list text:style-name="L2">
            <text:list-item>
              <text:p text:style-name="P18"><text:span text:style-name="T21">Examine the output</text:span></text:p>
            </text:list-item>
          </text:list>
          <text:list text:style-name="L3">
            <text:list-header>
              <text:p text:style-name="P17"><text:span text:style-name="T23">xx</text:span></text:p>
              <text:p text:style-name="P17"><text:span text:style-name="T23">y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11.214cm" svg:height="12.568cm" svg:x="13.097cm" svg:y="4.564cm">
          <text:list text:style-name="L2">
            <text:list-item>
              <text:p text:style-name="P15"><text:span text:style-name="T21">Arithmetic with matrices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27">Means &amp; medians of values by row</text:span></text:p>
                </text:list-item>
              </text:list>
            </text:list-item>
          </text:list>
          <text:list text:style-name="L3">
            <text:list-header>
              <text:p text:style-name="P21"><text:span text:style-name="T28">rowMeans(xx) ; rowMedians(xx)</text:span><text:span text:style-name="T26">‏</text:span></text:p>
            </text:list-header>
          </text:list>
          <text:list text:style-name="L7">
            <text:list-item>
              <text:list>
                <text:list-item>
                  <text:p text:style-name="P20"><text:span text:style-name="T27">Means &amp; medians of values by column</text:span></text:p>
                </text:list-item>
              </text:list>
            </text:list-item>
          </text:list>
          <text:list text:style-name="L3">
            <text:list-header>
              <text:p text:style-name="P21"><text:span text:style-name="T28">colMeans(yy) ; colMedians(yy)</text:span><text:span text:style-name="T26">‏</text:span></text:p>
            </text:list-header>
          </text:list>
          <text:list text:style-name="L7">
            <text:list-item>
              <text:list>
                <text:list-item>
                  <text:p text:style-name="P20"><text:span text:style-name="T27">Name rows and columns</text:span></text:p>
                </text:list-item>
              </text:list>
            </text:list-item>
          </text:list>
          <text:list text:style-name="L3">
            <text:list-header>
              <text:p text:style-name="P21"><text:span text:style-name="T28">rownames(xx) &lt;- c(...)</text:span><text:span text:style-name="T26">‏</text:span></text:p>
              <text:p text:style-name="P21"><text:span text:style-name="T28">colnames(yy) &lt;- c(...)</text:span><text:span text:style-name="T26">‏</text:span></text:p>
              <text:p text:style-name="P21"><text:span text:style-name="T28"/></text:p>
            </text:list-header>
          </text:list>
          <text:list text:style-name="L1">
            <text:list-header>
              <text:p text:style-name="P22"><text:span text:style-name="T29"/></text:p>
              <text:p text:style-name="P23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558cm">
          <text:list text:style-name="L1">
            <text:list-header>
              <text:p text:style-name="P1"><text:span text:style-name="T8">Basic <text:s/>R 'Built-in' functions</text:span><text:span text:style-name="T8"><text:line-break/></text:span><text:span text:style-name="T8">for working with matr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g>
          <draw:custom-shape draw:style-name="gr12" draw:text-style-name="P7" draw:layer="layout" svg:width="11.452cm" svg:height="1.415cm" svg:x="0.878cm" svg:y="17.066cm">
            <text:list text:style-name="L3">
              <text:list-header>
                <text:p text:style-name="P13"><text:span text:style-name="T23">x &lt;- sample(10000,20)/rnorm(20,5)</text:span><text:span text:style-name="T26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7" draw:layer="layout" svg:width="11.452cm" svg:height="1.415cm" svg:x="13.128cm" svg:y="17.066cm">
            <text:list text:style-name="L3">
              <text:list-header>
                <text:p text:style-name="P13"><text:span text:style-name="T23">y &lt;- sample(10000,20)/rnorm(20,7)</text:span><text:span text:style-name="T26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28" draw:layer="layout" svg:width="11.219cm" svg:height="12.568cm" svg:x="12.907cm" svg:y="4.458cm">
          <text:list text:style-name="L2">
            <text:list-item>
              <text:p text:style-name="P24"><text:span text:style-name="T29">Arithmetic with vectors</text:span></text:p>
            </text:list-item>
          </text:list>
          <text:list text:style-name="L8">
            <text:list-item>
              <text:list>
                <text:list-item>
                  <text:p text:style-name="P25"><text:span text:style-name="T22">Rank ordering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rank(x) </text:span><text:span text:style-name="T11"># returns positions (placement) of elements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Quantile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quantile(x); boxplot(x)</text:span><text:span text:style-name="T6">‏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Tukey's 5 number summary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fivenum(x)</text:span><text:span text:style-name="T6">‏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Square Root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sqrt(x)</text:span><text:span text:style-name="T6">‏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Standard deviation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sd(x)</text:span><text:span text:style-name="T6">‏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Median average distance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mad(x)</text:span><text:span text:style-name="T6">‏</text:span></text:p>
            </text:list-header>
          </text:list>
          <text:list text:style-name="L8">
            <text:list-item>
              <text:list>
                <text:list-item>
                  <text:p text:style-name="P25"><text:span text:style-name="T22">Trigonometry function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tan(x) ; cos(x) ; sin(x)</text:span><text:span text:style-name="T6">‏</text:span></text:p>
              <text:p text:style-name="P26"><text:span text:style-name="T5"/></text:p>
              <text:p text:style-name="P2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11.214cm" svg:height="12.568cm" svg:x="1.27cm" svg:y="4.458cm">
          <text:list text:style-name="L2">
            <text:list-item>
              <text:p text:style-name="P24"><text:span text:style-name="T29">Arithmetic with vectors</text:span></text:p>
            </text:list-item>
          </text:list>
          <text:list text:style-name="L7">
            <text:list-item>
              <text:list>
                <text:list-item>
                  <text:p text:style-name="P25"><text:span text:style-name="T22">Min / Max value number in a serie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min(x) ; max(x)</text:span><text:span text:style-name="T6">‏</text:span></text:p>
            </text:list-header>
          </text:list>
          <text:list text:style-name="L7">
            <text:list-item>
              <text:list>
                <text:list-item>
                  <text:p text:style-name="P25"><text:span text:style-name="T22">Sum of values in a serie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sum(x)</text:span><text:span text:style-name="T6">‏</text:span></text:p>
            </text:list-header>
          </text:list>
          <text:list text:style-name="L7">
            <text:list-item>
              <text:list>
                <text:list-item>
                  <text:p text:style-name="P25"><text:span text:style-name="T22">Average estimates (mean / median)</text:span><text:span text:style-name="T30">‏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mean(x) ; median(x)</text:span><text:span text:style-name="T6">‏</text:span></text:p>
            </text:list-header>
          </text:list>
          <text:list text:style-name="L7">
            <text:list-item>
              <text:list>
                <text:list-item>
                  <text:p text:style-name="P25"><text:span text:style-name="T22">Range of values in a serie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range(x)</text:span><text:span text:style-name="T6">‏</text:span></text:p>
            </text:list-header>
          </text:list>
          <text:list text:style-name="L7">
            <text:list-item>
              <text:list>
                <text:list-item>
                  <text:p text:style-name="P25"><text:span text:style-name="T22">Correlation, variance &amp; covariance, <text:s/>of series (e.g. heights &amp; yields) of vectors</text:span></text:p>
                </text:list-item>
              </text:list>
            </text:list-item>
          </text:list>
          <text:list text:style-name="L3">
            <text:list-header>
              <text:p text:style-name="P26"><text:span text:style-name="T5">var(x) <text:s text:c="2"/></text:span><text:span text:style-name="T11"># variance of x</text:span></text:p>
              <text:p text:style-name="P26"><text:span text:style-name="T5">cor(x,y) </text:span><text:span text:style-name="T11"># correlation of x and y</text:span></text:p>
              <text:p text:style-name="P26"><text:span text:style-name="T5">cov(x,y) </text:span><text:span text:style-name="T11"># covariance of x and y</text:span></text:p>
            </text:list-header>
          </text:list>
          <text:list text:style-name="L1">
            <text:list-header>
              <text:p text:style-name="P29"><text:span text:style-name="T31"/></text:p>
              <text:p text:style-name="P27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Basic <text:s/>R 'Built-in' functions</text:span><text:span text:style-name="T8"><text:line-break/></text:span><text:span text:style-name="T8">for working with 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5" draw:text-style-name="P33" draw:layer="layout" svg:width="22.856cm" svg:height="12.568cm" svg:x="1.27cm" svg:y="4.458cm">
          <text:list text:style-name="L2">
            <text:list-item>
              <text:p text:style-name="P9"><text:span text:style-name="T29">repeat: <text:s/>generates a vector of repeating data units</text:span></text:p>
              <text:p text:style-name="P9"><text:span text:style-name="T29"/></text:p>
            </text:list-item>
          </text:list>
          <text:list text:style-name="L3">
            <text:list-header>
              <text:p text:style-name="P10"><text:span text:style-name="T32">rep(data, number of repeats)</text:span><text:span text:style-name="T26">‏</text:span></text:p>
            </text:list-header>
            <text:list-item>
              <text:p text:style-name="P10"><text:span text:style-name="T26"/></text:p>
              <text:p text:style-name="P30"><text:span text:style-name="T33">&gt; </text:span><text:span text:style-name="T5">rep(1:5, 5)</text:span><text:span text:style-name="T6">‏</text:span></text:p>
            </text:list-item>
          </text:list>
          <text:list text:style-name="L5">
            <text:list-header>
              <text:p text:style-name="P30"><text:span text:style-name="T11">[1] 1 2 3 4 5 1 2 3 4 5 1 2 3 4 5 1 2 3 4 5 1 2 3 4 5</text:span></text:p>
            </text:list-header>
            <text:list-item>
              <text:p text:style-name="P30"><text:span text:style-name="T34"/></text:p>
            </text:list-item>
          </text:list>
          <text:list text:style-name="L2">
            <text:list-header>
              <text:p text:style-name="P31"><text:span text:style-name="T29">Useful to create empty vectors, e.g</text:span><text:span text:style-name="T34">. </text:span></text:p>
            </text:list-header>
          </text:list>
          <text:p text:style-name="P30"><text:span text:style-name="T5">&gt; rep(0, 10)</text:span><text:span text:style-name="T6">‏</text:span></text:p>
          <text:p text:style-name="P30"><text:span text:style-name="T11">[1] 0 0 0 0 0 0 0 0 0 0</text:span></text:p>
          <text:list text:style-name="L5">
            <text:list-item>
              <text:p text:style-name="P30"><text:span text:style-name="T34"/></text:p>
              <text:p text:style-name="P30"><text:span text:style-name="T35"/></text:p>
            </text:list-item>
          </text:list>
          <text:list text:style-name="L2">
            <text:list-item>
              <text:p text:style-name="P9"><text:span text:style-name="T29">sequence: generates a vector of a data sequence</text:span></text:p>
              <text:p text:style-name="P9"><text:span text:style-name="T29"/></text:p>
            </text:list-item>
          </text:list>
          <text:list text:style-name="L3">
            <text:list-header>
              <text:p text:style-name="P32"><text:span text:style-name="T32">seq(from, to, by)</text:span><text:span text:style-name="T26">‏</text:span></text:p>
            </text:list-header>
            <text:list-item>
              <text:p text:style-name="P32"><text:span text:style-name="T26"/></text:p>
              <text:p text:style-name="P30"><text:span text:style-name="T36">&gt; seq(1,10,2)</text:span><text:span text:style-name="T6">‏</text:span></text:p>
            </text:list-item>
          </text:list>
          <text:list text:style-name="L5">
            <text:list-header>
              <text:p text:style-name="P30"><text:span text:style-name="T37">[1] 1 3 5 7 9</text:span></text:p>
            </text:list-header>
          </text:list>
          <text:list text:style-name="L3">
            <text:list-header>
              <text:p text:style-name="P30"><text:span text:style-name="T36">&gt; seq(2,10,2)</text:span><text:span text:style-name="T6">‏</text:span></text:p>
            </text:list-header>
          </text:list>
          <text:list text:style-name="L5">
            <text:list-header>
              <text:p text:style-name="P30"><text:span text:style-name="T37">[1] <text:s/>2 <text:s/>4 <text:s/>6 <text:s/>8 10</text:span></text:p>
              <text:p text:style-name="P30"><text:span text:style-name="T38"/></text:p>
            </text:list-header>
          </text:list>
          <text:list text:style-name="L2">
            <text:list-header>
              <text:p text:style-name="P9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Useful vector functions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34"><text:span text:style-name="T41">Looping - informal introduction</text:span></text:p>
              </text:list-header>
            </text:list>
          </draw:text-box>
        </draw:frame>
        <draw:frame presentation:style-name="pr3" draw:text-style-name="P7" draw:layer="layout" svg:width="22.803cm" svg:height="12.515cm" svg:x="1.269cm" svg:y="4.457cm" presentation:class="outline" presentation:user-transformed="true">
          <draw:text-box>
            <text:list text:style-name="L9">
              <text:list-item>
                <text:p text:style-name="P35"><text:span text:style-name="T42">Consider a problem where we need to execute a certain command many times</text:span></text:p>
              </text:list-item>
              <text:list-item>
                <text:p text:style-name="P35"><text:span text:style-name="T42">e.g. we want to print numbers 1, 2, .. 10 one-by-one</text:span></text:p>
              </text:list-item>
            </text:list>
            <text:list text:style-name="L10">
              <text:list-header>
                <text:p text:style-name="P36"><text:span text:style-name="T42">one solution:</text:span></text:p>
              </text:list-header>
            </text:list>
            <text:list text:style-name="L3">
              <text:list-header>
                <text:p text:style-name="P37"><text:span text:style-name="T43"><text:s text:c="2"/></text:span><text:span text:style-name="T43">print(1)</text:span></text:p>
                <text:p text:style-name="P37"><text:span text:style-name="T43"><text:s text:c="2"/></text:span><text:span text:style-name="T43">print(2)</text:span></text:p>
                <text:p text:style-name="P37"><text:span text:style-name="T43"><text:s text:c="2"/></text:span><text:span text:style-name="T44">...</text:span></text:p>
                <text:p text:style-name="P37"><text:span text:style-name="T43"><text:s text:c="2"/></text:span><text:span text:style-name="T43">print(9)</text:span></text:p>
                <text:p text:style-name="P37"><text:span text:style-name="T43"><text:s text:c="2"/></text:span><text:span text:style-name="T43">print(10)</text:span></text:p>
              </text:list-header>
            </text:list>
            <text:list text:style-name="L10">
              <text:list-header>
                <text:p text:style-name="P38"><text:span text:style-name="T42"/></text:p>
                <text:p text:style-name="P38"><text:span text:style-name="T42">a better solution:</text:span></text:p>
              </text:list-header>
            </text:list>
            <text:list text:style-name="L3">
              <text:list-header>
                <text:p text:style-name="P37"><text:span text:style-name="T43"><text:s text:c="2"/></text:span></text:p>
              </text:list-header>
              <text:list-item>
                <text:p text:style-name="P37"><text:span text:style-name="T43"><text:s text:c="2"/></text:span><text:span text:style-name="T43">for(</text:span><text:span text:style-name="T45">i</text:span><text:span text:style-name="T43"> in </text:span><text:span text:style-name="T45">1:10</text:span><text:span text:style-name="T43">){ <text:s/></text:span></text:p>
                <text:p text:style-name="P37"><text:span text:style-name="T43"><text:s text:c="4"/></text:span><text:span text:style-name="T45">print(i)</text:span></text:p>
                <text:p text:style-name="P37"><text:span text:style-name="T43"><text:s text:c="2"/></text:span><text:span text:style-name="T43">}</text:span></text:p>
                <text:p text:style-name="P39"><text:span text:style-name="T43"/></text:p>
              </text:list-item>
            </text:list>
          </draw:text-box>
        </draw:frame>
        <draw:custom-shape draw:style-name="gr16" draw:text-style-name="P41" xml:id="id1" draw:id="id1" draw:layer="layout" svg:width="11.25cm" svg:height="11.689cm" svg:x="11.854cm" svg:y="7.011cm">
          <text:list text:style-name="L1">
            <text:list-item>
              <text:p text:style-name="P40"><text:span text:style-name="T46">Both give exactly the same output!</text:span></text:p>
              <text:p text:style-name="P40"><text:span text:style-name="T46">The </text:span><text:span text:style-name="T47">for </text:span><text:span text:style-name="T46">loop is just more compact.</text:span></text:p>
            </text:list-item>
          </text:list>
          <text:p><text:span text:style-name="T48">Output:</text:span></text:p>
          <text:p><text:span text:style-name="T49">[1] 1</text:span></text:p>
          <text:p><text:span text:style-name="T49">[1] 2</text:span></text:p>
          <text:p><text:span text:style-name="T49">[1] 3</text:span></text:p>
          <text:p><text:span text:style-name="T49">[1] 4</text:span></text:p>
          <text:p><text:span text:style-name="T49">[1] 5</text:span></text:p>
          <text:p><text:span text:style-name="T49">[1] 6</text:span></text:p>
          <text:p><text:span text:style-name="T49">[1] 7</text:span></text:p>
          <text:p><text:span text:style-name="T49">[1] 8</text:span></text:p>
          <text:p><text:span text:style-name="T49">[1] 9</text:span></text:p>
          <text:p><text:span text:style-name="T49">[1]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2" draw:layer="layout" draw:type="line" svg:x1="11.854cm" svg:y1="12.855cm" svg:x2="7.464cm" svg:y2="14.77cm" draw:start-shape="id1" draw:start-glue-point="3" svg:d="m11854 12855-4390 1915">
          <text:p/>
        </draw:connector>
        <draw:connector draw:style-name="gr17" draw:text-style-name="P42" draw:layer="layout" draw:type="line" svg:x1="11.854cm" svg:y1="12.855cm" svg:x2="7.069cm" svg:y2="9.794cm" draw:start-shape="id1" draw:start-glue-point="3" svg:d="m11854 12855-4785-3061">
          <text:p/>
        </draw:connector>
        <presentation:notes draw:style-name="dp2">
          <draw:page-thumbnail draw:style-name="gr18" draw:layer="layout" svg:width="14.151cm" svg:height="10.598cm" svg:x="2.755cm" svg:y="2.124cm" draw:page-number="6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9" draw:text-style-name="P4" draw:layer="layout" svg:width="22.856cm" svg:height="12.568cm" svg:x="1.27cm" svg:y="4.458cm">
          <text:list text:style-name="L11">
            <text:list-item>
              <text:p text:style-name="P3"><text:span text:style-name="T21">Looping</text:span></text:p>
            </text:list-item>
          </text:list>
          <text:list text:style-name="L12">
            <text:list-item>
              <text:list>
                <text:list-item>
                  <text:p text:style-name="P43"><text:span text:style-name="T50">Iterate over a set of values (</text:span><text:span text:style-name="T51">for </text:span><text:span text:style-name="T50">loop)</text:span></text:p>
                </text:list-item>
                <text:list-item>
                  <text:p text:style-name="P43"><text:span text:style-name="T50">or while a condition is met (</text:span><text:span text:style-name="T51">while </text:span><text:span text:style-name="T50">loop) </text:span></text:p>
                </text:list-item>
              </text:list>
              <text:p text:style-name="P43"><text:span text:style-name="T50"/></text:p>
            </text:list-item>
            <text:list-item>
              <text:p text:style-name="P43"><text:span text:style-name="T50"><text:s/></text:span><text:span text:style-name="T50">Remember that all operations in R are vectorized. No need to use loops to e.g. make a sum of two vectors.</text:span></text:p>
              <text:p text:style-name="P43"><text:span text:style-name="T50"/></text:p>
            </text:list-item>
            <text:list-item>
              <text:p text:style-name="P43"><text:span text:style-name="T50"><text:s/></text:span><text:span text:style-name="T50">Loops are multi-line commands. R will execute them only after the whole loop has been typed in. Use Rstudio editor to type it all in, don't do it in R console! </text:span></text:p>
              <text:p text:style-name="P43"><text:span text:style-name="T50"/></text:p>
              <text:p text:style-name="P43"><text:span text:style-name="T5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R language elements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LOOPS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4" draw:layer="layout" svg:width="22.732cm" svg:height="6.5cm" svg:x="1.27cm" svg:y="4.498cm">
          <text:list text:style-name="L11">
            <text:list-item>
              <text:p text:style-name="P3"><text:span text:style-name="T29">For loops - iterate over a set of values, in this case 1..10</text:span></text:p>
            </text:list-item>
          </text:list>
          <text:list text:style-name="L12">
            <text:list-item>
              <text:list>
                <text:list-header>
                  <text:p text:style-name="P43"><text:span text:style-name="T52"/></text:p>
                </text:list-header>
              </text:list>
            </text:list-item>
          </text:list>
          <text:list text:style-name="L3">
            <text:list-header>
              <text:p text:style-name="P44"><text:span text:style-name="T53">for (</text:span><text:span text:style-name="T54">f</text:span><text:span text:style-name="T53"> in </text:span><text:span text:style-name="T54">1:10</text:span><text:span text:style-name="T53">) { </text:span></text:p>
              <text:p text:style-name="P44"><text:span text:style-name="T53"><text:s text:c="2"/></text:span><text:span text:style-name="T54"><text:s/></text:span><text:span text:style-name="T54">print(f) </text:span></text:p>
            </text:list-header>
          </text:list>
          <text:list text:style-name="L13">
            <text:list-header>
              <text:p text:style-name="P44"><text:span text:style-name="T53">}</text:span></text:p>
            </text:list-header>
            <text:list-item>
              <text:p text:style-name="P44"><text:span text:style-name="T55"/></text:p>
            </text:list-item>
          </text:list>
          <text:list text:style-name="L11">
            <text:list-item>
              <text:p text:style-name="P18"><text:span text:style-name="T29">While loops - iterate while</text:span><text:span text:style-name="T27"> a condition is met</text:span></text:p>
              <text:p text:style-name="P18"><text:span text:style-name="T27"/></text:p>
            </text:list-item>
          </text:list>
          <text:list text:style-name="L3">
            <text:list-header>
              <text:p text:style-name="P44"><text:span text:style-name="T54">f &lt;- 1</text:span><text:span text:style-name="T53"> </text:span></text:p>
            </text:list-header>
            <text:list-item>
              <text:p text:style-name="P44"><text:span text:style-name="T53">while ( </text:span><text:span text:style-name="T54">f &lt;= 10</text:span><text:span text:style-name="T53"> ) {</text:span></text:p>
              <text:p text:style-name="P44"><text:span text:style-name="T53"><text:s text:c="2"/></text:span><text:span text:style-name="T54"><text:s/></text:span><text:span text:style-name="T54">print(f)</text:span></text:p>
            </text:list-item>
            <text:list-item>
              <text:p text:style-name="P44"><text:span text:style-name="T54"><text:s text:c="3"/></text:span><text:span text:style-name="T54">f &lt;- f + 1</text:span></text:p>
            </text:list-item>
          </text:list>
          <text:list text:style-name="L13">
            <text:list-header>
              <text:p text:style-name="P44"><text:span text:style-name="T53">}</text:span></text:p>
            </text:list-header>
          </text:list>
          <text:list text:style-name="L11">
            <text:list-header>
              <text:p text:style-name="P18"><text:span text:style-name="T55"/></text:p>
            </text:list-header>
          </text:list>
          <text:list text:style-name="L13">
            <text:list-header>
              <text:p text:style-name="P45"><text:span text:style-name="T5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7" draw:layer="layout" svg:width="6.951cm" svg:height="1.877cm" svg:x="10.093cm" svg:y="11.66cm">
          <text:p text:style-name="P46"><text:span text:style-name="T56">when this condition is </text:span></text:p>
          <text:p text:style-name="P46"><text:span text:style-name="T56">false the loop s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layer="layout" svg:x1="10.094cm" svg:y1="12.45cm" svg:x2="8.08cm" svg:y2="12.489cm">
          <text:p/>
        </draw:lin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3" draw:text-style-name="P19" draw:layer="layout" svg:width="22.86cm" svg:height="12.572cm" svg:x="1.27cm" svg:y="4.445cm">
          <text:list text:style-name="L3">
            <text:list-item>
              <text:p text:style-name="P15"><text:span text:style-name="T57">Any loop can be prematurely broken with </text:span><text:span text:style-name="T58">break</text:span></text:p>
              <text:p text:style-name="P15"><text:span text:style-name="T59">for (f in 1:10) { </text:span></text:p>
              <text:p text:style-name="P48"><text:span text:style-name="T59"><text:tab/></text:span><text:span text:style-name="T59"><text:tab/></text:span><text:span text:style-name="T59">if (f==6) break</text:span></text:p>
              <text:p text:style-name="P48"><text:span text:style-name="T59"><text:tab/></text:span><text:span text:style-name="T59"><text:tab/></text:span><text:span text:style-name="T59">print( f ) </text:span></text:p>
            </text:list-item>
          </text:list>
          <text:list text:style-name="L13">
            <text:list-header>
              <text:p text:style-name="P49"><text:span text:style-name="T59">}</text:span></text:p>
            </text:list-header>
            <text:list-item>
              <text:p text:style-name="P49"><text:span text:style-name="T60"/></text:p>
            </text:list-item>
            <text:list-item>
              <text:p text:style-name="P49"><text:span text:style-name="T61">Output:</text:span></text:p>
            </text:list-item>
            <text:list-item>
              <text:p text:style-name="P49"><text:span text:style-name="T61"/></text:p>
            </text:list-item>
            <text:list-item>
              <text:p text:style-name="P49"><text:span text:style-name="T62">[1] 1</text:span></text:p>
            </text:list-item>
            <text:list-item>
              <text:p text:style-name="P49"><text:span text:style-name="T62">[1] 2</text:span></text:p>
            </text:list-item>
            <text:list-item>
              <text:p text:style-name="P49"><text:span text:style-name="T62">[1] 3</text:span></text:p>
            </text:list-item>
            <text:list-item>
              <text:p text:style-name="P49"><text:span text:style-name="T62">[1] 4</text:span></text:p>
            </text:list-item>
            <text:list-item>
              <text:p text:style-name="P49"><text:span text:style-name="T62">[1] 5</text:span></text:p>
            </text:list-item>
            <text:list-item>
              <text:p text:style-name="P49"><text:span text:style-name="T62"/></text:p>
            </text:list-item>
            <text:list-item>
              <text:p text:style-name="P49"><text:span text:style-name="T61">What would happen if we switched lines 2 and 3 (i.e. break after print)?</text:span></text:p>
            </text:list-item>
            <text:list-item>
              <text:p text:style-name="P49"><text:span text:style-name="T60"/></text:p>
            </text:list-item>
          </text:list>
          <text:list text:style-name="L3">
            <text:list-header>
              <text:p text:style-name="P49"><text:span text:style-name="T63"/></text:p>
            </text:list-header>
          </text:list>
          <text:list text:style-name="L1">
            <text:list-header>
              <text:p text:style-name="P49"><text:span text:style-name="T6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Loops with breaks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5.514cm" svg:height="1.023cm" svg:x="14.871cm" svg:y="6.028cm">
          <text:list text:style-name="L14">
            <text:list-header>
              <text:p text:style-name="P12"><text:span text:style-name="T64">stops when f == 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layer="layout" svg:x1="14.769cm" svg:y1="6.635cm" svg:x2="10.978cm" svg:y2="6.635cm">
          <text:p/>
        </draw:lin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Loop exercise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52" draw:layer="layout" svg:width="23.174cm" svg:height="12.568cm" svg:x="1.07cm" svg:y="4.458cm">
          <text:list text:style-name="L1">
            <text:list-header>
              <text:p text:style-name="P50"><text:span text:style-name="T21">1. <text:s/>Write a for loop that prints the letters of the alphabet [ a to z ]</text:span></text:p>
              <text:p text:style-name="P50"><text:span text:style-name="T21"/></text:p>
              <text:p text:style-name="P50"><text:span text:style-name="T21">2. <text:s/>Write a while loop that does the same, in reverse [ z to a ]</text:span></text:p>
              <text:p text:style-name="P50"><text:span text:style-name="T21"/></text:p>
              <text:p text:style-name="P50"><text:span text:style-name="T21">3. <text:s/>Afterwards, add a break statement to stop the loops when letter 'n' is reached</text:span></text:p>
              <text:p text:style-name="P50"><text:span text:style-name="T21"/></text:p>
            </text:list-header>
          </text:list>
          <text:list text:style-name="L15">
            <text:list-item>
              <text:p text:style-name="P3"><text:span text:style-name="T21"><text:s text:c="2"/></text:span><text:span text:style-name="T21">Hints : </text:span></text:p>
            </text:list-item>
          </text:list>
          <text:list text:style-name="L16">
            <text:list-item>
              <text:list>
                <text:list-item>
                  <text:p text:style-name="P43"><text:span text:style-name="T50">think about how would you solve this problem without using loops</text:span></text:p>
                </text:list-item>
                <text:list-item>
                  <text:p text:style-name="P43"><text:span text:style-name="T50">base your solution on the for/while examples from previous slides</text:span></text:p>
                </text:list-item>
                <text:list-item>
                  <text:p text:style-name="P43"><text:span text:style-name="T50">try to modify them so they print letters of the alphabet (instead of numbers), use the built-in vector </text:span><text:span text:style-name="T65">letters </text:span><text:span text:style-name="T50">to get individual letters</text:span></text:p>
                </text:list-item>
              </text:list>
            </text:list-item>
          </text:list>
          <text:list text:style-name="L1">
            <text:list-header>
              <text:p text:style-name="P51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7" draw:text-style-name="P53" draw:layer="layout" svg:width="10.09cm" svg:height="4.061cm" svg:x="11.765cm" svg:y="5.08cm">
          <text:list text:style-name="L3">
            <text:list-header>
              <text:p text:style-name="P13"><text:span text:style-name="T67"><text:s/></text:span><text:span text:style-name="T67">f &lt;- 26</text:span></text:p>
              <text:p text:style-name="P13"><text:span text:style-name="T67"><text:s/></text:span><text:span text:style-name="T67">while(f!=0){</text:span></text:p>
              <text:p text:style-name="P13"><text:span text:style-name="T67"><text:s text:c="4"/></text:span><text:span text:style-name="T67">print(letters[f])</text:span><text:span text:style-name="T68">‏</text:span></text:p>
              <text:p text:style-name="P13"><text:span text:style-name="T67"><text:s text:c="4"/></text:span><text:span text:style-name="T67">f &lt;- f-1</text:span></text:p>
              <text:p text:style-name="P13"><text:span text:style-name="T67"><text:s/></text:span><text:span text:style-name="T6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3" draw:layer="layout" svg:width="8.956cm" svg:height="2.54cm" svg:x="2.042cm" svg:y="5.08cm">
          <text:list text:style-name="L1">
            <text:list-header>
              <text:p text:style-name="P13"><text:span text:style-name="T69"><text:s/></text:span><text:span text:style-name="T67">for (f in 1:26){</text:span></text:p>
            </text:list-header>
          </text:list>
          <text:list text:style-name="L3">
            <text:list-header>
              <text:p text:style-name="P13"><text:span text:style-name="T67"><text:s text:c="4"/></text:span><text:span text:style-name="T67">print(letters[f])</text:span><text:span text:style-name="T68">‏</text:span></text:p>
              <text:p text:style-name="P13"><text:span text:style-name="T67"><text:s/></text:span><text:span text:style-name="T6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849cm" svg:height="1.014cm" svg:x="2.54cm" svg:y="4.445cm">
          <text:list text:style-name="L1">
            <text:list-header>
              <text:p text:style-name="P12"><text:span text:style-name="T46">For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3.488cm" svg:height="1.014cm" svg:x="12.065cm" svg:y="4.445cm">
          <text:list text:style-name="L1">
            <text:list-header>
              <text:p text:style-name="P12"><text:span text:style-name="T46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3" draw:layer="layout" svg:width="8.969cm" svg:height="0.926cm" svg:x="6.606cm" svg:y="11.703cm">
          <text:list text:style-name="L3">
            <text:list-header>
              <text:p text:style-name="P13"><text:span text:style-name="T70">if (letters[f]=="n") 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1.773cm" svg:height="1.777cm" svg:x="1.208cm" svg:y="4.996cm">
          <text:list text:style-name="L1">
            <text:list-header>
              <text:p text:style-name="P12"><text:span text:style-name="T71">→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1.773cm" svg:height="1.777cm" svg:x="10.993cm" svg:y="5.724cm">
          <text:list text:style-name="L1">
            <text:list-header>
              <text:p text:style-name="P12"><text:span text:style-name="T71">→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8.718cm" svg:height="1.014cm" svg:x="1.16cm" svg:y="10.301cm">
          <text:list text:style-name="L1">
            <text:list-header>
              <text:p text:style-name="P12"><text:span text:style-name="T72">Add this (</text:span><text:span text:style-name="T73">→)</text:span><text:span text:style-name="T72"> to make it 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3" draw:layer="layout" svg:width="4.96cm" svg:height="1.588cm" svg:x="1.588cm" svg:y="14.684cm">
          <text:list text:style-name="L1">
            <text:list-header>
              <text:p text:style-name="P13"><text:span text:style-name="T74">Example code:</text:span></text:p>
              <text:p text:style-name="P13"><text:span text:style-name="T74">06_loopExercis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Solution to loop problem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31" draw:text-style-name="P2" draw:layer="layout" svg:width="22.842cm" svg:height="3.197cm" svg:x="1.27cm" svg:y="0.741cm">
          <text:list text:style-name="L1">
            <text:list-header>
              <text:p text:style-name="P1"><text:span text:style-name="T8">Code formatting avoids bug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" draw:layer="layout" svg:width="22.229cm" svg:height="1.544cm" svg:x="1.27cm" svg:y="4.458cm">
          <text:list text:style-name="L17">
            <text:list-item>
              <text:p text:style-name="P3"><text:span text:style-name="T21">Code formatting is crucial for readability of loo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3" draw:layer="layout" svg:width="10.001cm" svg:height="4.824cm" svg:x="13cm" svg:y="6.438cm">
          <text:list text:style-name="L1">
            <text:list-header>
              <text:p text:style-name="P13"><text:span text:style-name="T75"><text:s/></text:span><text:span text:style-name="T75">f &lt;- 26</text:span></text:p>
              <text:p text:style-name="P13"><text:span text:style-name="T75"><text:s/></text:span><text:span text:style-name="T75">while( f != 0 ){</text:span></text:p>
              <text:p text:style-name="P13"><text:span text:style-name="T75"><text:s text:c="4"/></text:span><text:span text:style-name="T75">print(letters[f])</text:span><text:span text:style-name="T76">‏</text:span></text:p>
              <text:p text:style-name="P13"><text:span text:style-name="T75"><text:s text:c="4"/></text:span><text:span text:style-name="T75">f &lt;- f-1</text:span></text:p>
              <text:p text:style-name="P13"><text:span text:style-name="T75"><text:s/></text:span><text:span text:style-name="T75">}</text:span></text:p>
            </text:list-header>
          </text:list>
          <text:list text:style-name="L18">
            <text:list-header>
              <text:p text:style-name="P54"><text:span text:style-name="T77">GOO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3" draw:layer="layout" svg:width="7.501cm" svg:height="4.824cm" svg:x="2.496cm" svg:y="6.5cm">
          <text:list text:style-name="L1">
            <text:list-header>
              <text:p text:style-name="P13"><text:span text:style-name="T75"><text:s/></text:span><text:span text:style-name="T75">f&lt;-26</text:span></text:p>
              <text:p text:style-name="P13"><text:span text:style-name="T75"><text:s/></text:span><text:span text:style-name="T75">while(f!=0){</text:span></text:p>
              <text:p text:style-name="P13"><text:span text:style-name="T75"><text:s/></text:span><text:span text:style-name="T75">print(letters[f])</text:span><text:span text:style-name="T76">‏</text:span></text:p>
              <text:p text:style-name="P13"><text:span text:style-name="T75"><text:s/></text:span><text:span text:style-name="T75">f&lt;-f-1 }</text:span></text:p>
            </text:list-header>
          </text:list>
          <text:list text:style-name="L3">
            <text:list-header>
              <text:p text:style-name="P13"><text:span text:style-name="T67"/></text:p>
              <text:p text:style-name="P54"><text:span text:style-name="T67">BAD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22.388cm" svg:height="5.455cm" svg:x="1.116cm" svg:y="12.043cm">
          <text:list text:style-name="L19">
            <text:list-item>
              <text:p text:style-name="P3"><text:span text:style-name="T21">The code between brackets {} </text:span><text:span text:style-name="T78">always </text:span><text:span text:style-name="T21">is indented, this clearly separates what is executed once, and what is run multiple times</text:span></text:p>
            </text:list-item>
            <text:list-item>
              <text:p text:style-name="P3"><text:span text:style-name="T21">Trailing bracket } always alone on the line at the same indentation level as the initial bracket {</text:span></text:p>
            </text:list-item>
            <text:list-item>
              <text:p text:style-name="P3"><text:span text:style-name="T21">Use white spaces to divide the horizontal space between units of your code, e.g. around assignments, comparis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195cm" svg:height="10.641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34" draw:text-style-name="P4" draw:layer="layout" svg:width="22.856cm" svg:height="12.568cm" svg:x="1.27cm" svg:y="4.458cm">
          <text:list text:style-name="L11">
            <text:list-item>
              <text:p text:style-name="P3"><text:span text:style-name="T29">Some commands might need to be executed only if a condition is met. </text:span></text:p>
            </text:list-item>
          </text:list>
          <text:list text:style-name="L12">
            <text:list-item>
              <text:list>
                <text:list-header>
                  <text:p text:style-name="P43"><text:span text:style-name="T27"/></text:p>
                </text:list-header>
              </text:list>
            </text:list-item>
          </text:list>
          <text:list text:style-name="L11">
            <text:list-item>
              <text:p text:style-name="P18"><text:span text:style-name="T53">if</text:span><text:span text:style-name="T29"> allows different outcomes to be selected based up on a calculation result within brackets.</text:span></text:p>
              <text:p text:style-name="P18"><text:span text:style-name="T29"/></text:p>
            </text:list-item>
          </text:list>
          <text:list text:style-name="L3">
            <text:list-header>
              <text:p text:style-name="P44"><text:span text:style-name="T32">if (</text:span><text:span text:style-name="T79">condition</text:span><text:span text:style-name="T32">) {</text:span></text:p>
              <text:p text:style-name="P44"><text:span text:style-name="T79">… </text:span><text:span text:style-name="T79">do this …</text:span></text:p>
              <text:p text:style-name="P44"><text:span text:style-name="T32">} else {</text:span></text:p>
              <text:p text:style-name="P44"><text:span text:style-name="T79">… </text:span><text:span text:style-name="T79">do something else …</text:span></text:p>
              <text:p text:style-name="P44"><text:span text:style-name="T32">}</text:span></text:p>
            </text:list-header>
          </text:list>
          <text:list text:style-name="L12">
            <text:list-item>
              <text:list>
                <text:list-item>
                  <text:p text:style-name="P43"><text:span text:style-name="T80">condition</text:span><text:span text:style-name="T27"> is any logical value, and can contain multiple condition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5"><text:span text:style-name="T22">e.g. </text:span><text:span text:style-name="T81">(a==2 &amp; b &lt;5), </text:span><text:span text:style-name="T22">this is a compound conditional argument</text:span></text:p>
                    </text:list-item>
                  </text:list>
                </text:list-item>
              </text:list>
            </text:list-item>
          </text:list>
          <text:list text:style-name="L11">
            <text:list-header>
              <text:p text:style-name="P18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Conditional branching</text:span><text:span text:style-name="T8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Exercise: functions, loops</text:span><text:span text:style-name="T8"><text:line-break/></text:span><text:span text:style-name="T8">&amp; bran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" draw:layer="layout" svg:width="22.856cm" svg:height="12.568cm" svg:x="1.27cm" svg:y="4.458cm">
          <text:list text:style-name="L11">
            <text:list-item>
              <text:p text:style-name="P3"><text:span text:style-name="T21">Write a function that computes the first </text:span><text:span text:style-name="T82">i</text:span><text:span text:style-name="T21"> elements of the Fibonacci series</text:span></text:p>
            </text:list-item>
          </text:list>
          <text:list text:style-name="L12">
            <text:list-item>
              <text:list>
                <text:list-item>
                  <text:p text:style-name="P43"><text:span text:style-name="T50">The Fibonacci series is simply a vector in which the proceeding number is an addition of the two prior item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5"><text:span text:style-name="T27">1, 1, 2, 3, 5, 8, 13, 21 ...</text:span></text:p>
                    </text:list-item>
                    <text:list-item>
                      <text:p text:style-name="P55"><text:span text:style-name="T27">think vector arithmetic x[</text:span><text:span text:style-name="T83">i</text:span><text:span text:style-name="T27">] = x[</text:span><text:span text:style-name="T83">i</text:span><text:span text:style-name="T27">-2] + x[</text:span><text:span text:style-name="T83">i</text:span><text:span text:style-name="T27">-1] ; where </text:span><text:span text:style-name="T83">i</text:span><text:span text:style-name="T27"> is the index number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p text:style-name="P18"><text:span text:style-name="T21">Solve the problem as follows:</text:span></text:p>
            </text:list-item>
          </text:list>
          <text:list text:style-name="L12">
            <text:list-item>
              <text:list>
                <text:list-item>
                  <text:p text:style-name="P43"><text:span text:style-name="T50">Work out the steps needed to compute the first </text:span><text:span text:style-name="T84">10</text:span><text:span text:style-name="T50"> items of the serie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5"><text:span text:style-name="T27">Steps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22">Define a vector to hold answer</text:span></text:p>
                        </text:list-item>
                        <text:list-item>
                          <text:p text:style-name="P56"><text:span text:style-name="T22">Use a for loop to iterate 10 times</text:span></text:p>
                        </text:list-item>
                        <text:list-item>
                          <text:p text:style-name="P56"><text:span text:style-name="T22">Use an if branch to do something different for index numbers &lt;2 and &gt;2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43"><text:span text:style-name="T50">Later we will embody the steps in a function that takes </text:span><text:span text:style-name="T83">i</text:span><text:span text:style-name="T50"> as an argume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36" draw:text-style-name="P53" draw:layer="layout" svg:width="20.002cm" svg:height="7.697cm" svg:x="0.697cm" svg:y="7.342cm">
          <text:list text:style-name="L3">
            <text:list-header>
              <text:p text:style-name="P13"><text:span text:style-name="T70">fib &lt;- rep(0, 10)</text:span><text:span text:style-name="T85">‏</text:span></text:p>
              <text:p text:style-name="P13"><text:span text:style-name="T70"/></text:p>
              <text:p text:style-name="P13"><text:span text:style-name="T70">for (i in 1:10)</text:span><text:span text:style-name="T86">{</text:span></text:p>
              <text:p text:style-name="P57"><text:span text:style-name="T70"><text:tab/></text:span><text:span text:style-name="T70"><text:tab/></text:span><text:span text:style-name="T70">if (i&gt;2)</text:span><text:span text:style-name="T87">{</text:span></text:p>
              <text:p text:style-name="P57"><text:span text:style-name="T70"><text:tab/></text:span><text:span text:style-name="T70"><text:tab/></text:span><text:span text:style-name="T70"><text:tab/></text:span><text:span text:style-name="T70">fib[i] &lt;- fib[i-2] + fib[i-1]</text:span></text:p>
              <text:p text:style-name="P57"><text:span text:style-name="T70"><text:tab/></text:span><text:span text:style-name="T70"><text:tab/></text:span><text:span text:style-name="T87">}</text:span><text:span text:style-name="T70"> else </text:span><text:span text:style-name="T88">{</text:span></text:p>
              <text:p text:style-name="P57"><text:span text:style-name="T70"><text:tab/></text:span><text:span text:style-name="T70"><text:tab/></text:span><text:span text:style-name="T70"><text:tab/></text:span><text:span text:style-name="T70">fib[1] &lt;- 1</text:span></text:p>
              <text:p text:style-name="P57"><text:span text:style-name="T70"><text:tab/></text:span><text:span text:style-name="T70"><text:tab/></text:span><text:span text:style-name="T70"><text:tab/></text:span><text:span text:style-name="T70">fib[2] &lt;- 1</text:span></text:p>
              <text:p text:style-name="P57"><text:span text:style-name="T70"><text:tab/></text:span><text:span text:style-name="T70"><text:tab/></text:span><text:span text:style-name="T88">}</text:span></text:p>
            </text:list-header>
          </text:list>
          <text:list text:style-name="L13">
            <text:list-header>
              <text:p text:style-name="P58"><text:span text:style-name="T86">}</text:span></text:p>
              <text:p text:style-name="P58"><text:span text:style-name="T8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3.494cm" svg:height="5.841cm" svg:x="10.301cm" svg:y="12.524cm">
          <text:list text:style-name="L1">
            <text:list-header>
              <text:p text:style-name="P12"><text:span text:style-name="T89">There are 2 sets of procedural braces in the if … else statement, and these are nested inside the For loop </text:span><text:span text:style-name="T90">{ }</text:span><text:span text:style-name="T89"> braces.</text:span></text:p>
              <text:p text:style-name="P12"><text:span text:style-name="T89"/></text:p>
            </text:list-header>
          </text:list>
          <text:list text:style-name="L22">
            <text:list-header>
              <text:p text:style-name="P13"><text:span text:style-name="T91">{ }</text:span><text:span text:style-name="T89"> </text:span><text:span text:style-name="T92"></text:span><text:span text:style-name="T89"> if is TRUE procedure;</text:span><text:span text:style-name="T93"> i</text:span><text:span text:style-name="T89"> counter is greater than 2</text:span></text:p>
            </text:list-header>
          </text:list>
          <text:list text:style-name="L23">
            <text:list-header>
              <text:p text:style-name="P13"><text:span text:style-name="T94">{ }</text:span><text:span text:style-name="T89"> </text:span><text:span text:style-name="T92"></text:span><text:span text:style-name="T89"> if is FALSE procedure</text:span></text:p>
            </text:list-header>
          </text:list>
          <text:list text:style-name="L1">
            <text:list-header>
              <text:p text:style-name="P13"><text:span text:style-name="T89"/></text:p>
              <text:p text:style-name="P13"><text:span text:style-name="T89">It is important to ensure there are equal numbers of opening and closing procedural brace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4" draw:layer="layout" svg:width="6.703cm" svg:height="5.589cm" svg:x="18.102cm" svg:y="4.123cm">
          <text:list text:style-name="L13">
            <text:list-header>
              <text:p text:style-name="P12"><text:span text:style-name="T93">i</text:span><text:span text:style-name="T89"> is a For loop counter that iterates 10 times</text:span></text:p>
            </text:list-header>
          </text:list>
          <text:list text:style-name="L1">
            <text:list-header>
              <text:p text:style-name="P12"><text:span text:style-name="T89"/></text:p>
              <text:p text:style-name="P12"><text:span text:style-name="T89">if </text:span><text:span text:style-name="T93">i</text:span><text:span text:style-name="T89"> is less than 2, then Fibonacci can only be 1,</text:span></text:p>
              <text:p text:style-name="P12"><text:span text:style-name="T89">Otherwise the Fibonacci equation is computed . <text:s/>The result is stored in the</text:span><text:span text:style-name="T93"> i -</text:span><text:span text:style-name="T89">th</text:span><text:span text:style-name="T93"> </text:span><text:span text:style-name="T89">element of </text:span><text:span text:style-name="T95">fi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4" draw:layer="layout" svg:width="9.392cm" svg:height="1.445cm" svg:x="0.586cm" svg:y="5.953cm">
          <text:list text:style-name="L1">
            <text:list-header>
              <text:p text:style-name="P12"><text:span text:style-name="T95">fibResult</text:span><text:span text:style-name="T89"> will store the Fibonacci series,</text:span></text:p>
              <text:p text:style-name="P12"><text:span text:style-name="T89">as it is comp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3" draw:layer="layout" svg:width="5.362cm" svg:height="1.283cm" svg:x="8.93cm" svg:y="4.366cm">
          <text:list text:style-name="L1">
            <text:list-header>
              <text:p text:style-name="P13"><text:span text:style-name="T74">07_fibonacci.R</text:span></text:p>
              <text:p text:style-name="P13"><text:span text:style-name="T74">(solution1, procedure)</text:span><text:span text:style-name="T14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Fibonacci problem:</text:span><text:span text:style-name="T8"><text:line-break/></text:span><text:span text:style-name="T8">procedural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60" draw:layer="layout" svg:width="7.602cm" svg:height="2.547cm" svg:x="0.697cm" svg:y="15.125cm">
          <text:list text:style-name="L1">
            <text:list-header>
              <text:p text:style-name="P59"><text:span text:style-name="T46">Q. </text:span><text:span text:style-name="T96">The if else isn't needed. Show why?</text:span></text:p>
              <text:p text:style-name="P59"><text:span text:style-name="T46">A. <text:s/></text:span><text:span text:style-name="T96">See code shee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97">Defining user functions</text:span><text:span text:style-name="T97"><text:line-break/></text:span><text:span text:style-name="T40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draw:layer="layout" svg:width="22.856cm" svg:height="12.568cm" svg:x="1.27cm" svg:y="4.458cm">
          <text:list text:style-name="L11">
            <text:list-item>
              <text:p text:style-name="P3"><text:span text:style-name="T98">User functions are objects, they are assigned like any other R object!</text:span></text:p>
            </text:list-item>
          </text:list>
          <text:list text:style-name="L3">
            <text:list-header>
              <text:p text:style-name="P61"><text:span text:style-name="T99">myFunction &lt;- function(args=...){</text:span></text:p>
              <text:p text:style-name="P61"><text:span text:style-name="T99"><text:s text:c="3"/></text:span><text:span text:style-name="T99">...code...</text:span></text:p>
              <text:p text:style-name="P61"><text:span text:style-name="T99"><text:s text:c="3"/></text:span><text:span text:style-name="T99">return(...)</text:span><text:span text:style-name="T68">‏</text:span></text:p>
              <text:p text:style-name="P61"><text:span text:style-name="T99">}</text:span></text:p>
            </text:list-header>
          </text:list>
          <text:list text:style-name="L11">
            <text:list-item>
              <text:p text:style-name="P3"><text:span text:style-name="T98">User functions may pass any number of named or unnamed arguments, with or without default values</text:span></text:p>
            </text:list-item>
            <text:list-item>
              <text:p text:style-name="P3"><text:span text:style-name="T98">User functions may only return a single object</text:span></text:p>
            </text:list-item>
          </text:list>
          <text:list text:style-name="L12">
            <text:list-item>
              <text:list>
                <text:list-item>
                  <text:p text:style-name="P43"><text:span text:style-name="T100">They automatically return the last assigned object. <text:s/>Hence, a return statement is not required unless the object you want to return isn't the last object referenced</text:span></text:p>
                </text:list-item>
              </text:list>
            </text:list-item>
          </text:list>
          <text:list text:style-name="L1">
            <text:list-header>
              <text:p text:style-name="P62"><text:span text:style-name="T10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11cm" svg:height="38.82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2" draw:text-style-name="P64" draw:layer="layout" svg:width="22.732cm" svg:height="2.055cm" svg:x="1.27cm" svg:y="4.445cm">
          <text:list text:style-name="L24">
            <text:list-item>
              <text:p text:style-name="P63"><text:span text:style-name="T102">Modify your Fibonacci code as follow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53" draw:layer="layout" svg:width="21.604cm" svg:height="10.063cm" svg:x="0.498cm" svg:y="5.755cm">
          <text:list text:style-name="L25">
            <text:list-header>
              <text:p text:style-name="P13"><text:span text:style-name="T103">fibonacci &lt;- function(n=10){</text:span></text:p>
            </text:list-header>
          </text:list>
          <text:list text:style-name="L3">
            <text:list-header>
              <text:p text:style-name="P57"><text:span text:style-name="T70"><text:tab/></text:span><text:span text:style-name="T70"><text:tab/></text:span><text:span text:style-name="T70">fib &lt;- rep(0, </text:span><text:span text:style-name="T104">n</text:span><text:span text:style-name="T70">)</text:span><text:span text:style-name="T85">‏</text:span></text:p>
              <text:p text:style-name="P58"><text:span text:style-name="T70"/></text:p>
              <text:p text:style-name="P57"><text:span text:style-name="T70"><text:tab/></text:span><text:span text:style-name="T70"><text:tab/></text:span><text:span text:style-name="T70">for (i in 1:</text:span><text:span text:style-name="T104">n</text:span><text:span text:style-name="T70">){</text:span></text:p>
              <text:p text:style-name="P57"><text:span text:style-name="T70"><text:tab/></text:span><text:span text:style-name="T70"><text:tab/></text:span><text:span text:style-name="T70"><text:tab/></text:span><text:span text:style-name="T70">if (i&gt;2){</text:span></text:p>
              <text:p text:style-name="P57"><text:span text:style-name="T70"><text:tab/></text:span><text:span text:style-name="T70"><text:tab/></text:span><text:span text:style-name="T70"><text:tab/></text:span><text:span text:style-name="T70"><text:tab/></text:span><text:span text:style-name="T70">fib[i] &lt;- fib[i-2] + fib[i-1]</text:span></text:p>
              <text:p text:style-name="P57"><text:span text:style-name="T70"><text:tab/></text:span><text:span text:style-name="T70"><text:tab/></text:span><text:span text:style-name="T70"><text:tab/></text:span><text:span text:style-name="T70">} else {</text:span></text:p>
              <text:p text:style-name="P57"><text:span text:style-name="T70"><text:tab/></text:span><text:span text:style-name="T70"><text:tab/></text:span><text:span text:style-name="T70"><text:tab/></text:span><text:span text:style-name="T70"><text:tab/></text:span><text:span text:style-name="T70">fib[1] &lt;- 1</text:span></text:p>
              <text:p text:style-name="P57"><text:span text:style-name="T70"><text:tab/></text:span><text:span text:style-name="T70"><text:tab/></text:span><text:span text:style-name="T70"><text:tab/></text:span><text:span text:style-name="T70"><text:tab/></text:span><text:span text:style-name="T70">fib[2] &lt;- 1</text:span></text:p>
              <text:p text:style-name="P57"><text:span text:style-name="T70"><text:tab/></text:span><text:span text:style-name="T70"><text:tab/></text:span><text:span text:style-name="T70"><text:tab/></text:span><text:span text:style-name="T70">}</text:span></text:p>
              <text:p text:style-name="P58"><text:span text:style-name="T70"><text:s text:c="5"/></text:span><text:span text:style-name="T70">}</text:span></text:p>
              <text:p text:style-name="P58"><text:span text:style-name="T70"/></text:p>
            </text:list-header>
          </text:list>
          <text:list text:style-name="L26">
            <text:list-header>
              <text:p text:style-name="P57"><text:span text:style-name="T104"><text:tab/></text:span><text:span text:style-name="T104"><text:tab/></text:span><text:span text:style-name="T104">return(fib)</text:span><text:span text:style-name="T105">‏</text:span></text:p>
              <text:p text:style-name="P58"><text:span text:style-name="T10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10.01cm" svg:height="1.781cm" svg:x="2.099cm" svg:y="15.924cm">
          <text:list text:style-name="L1">
            <text:list-header>
              <text:p text:style-name="P12"><text:span text:style-name="T15">Now type </text:span><text:span text:style-name="T106">fibonacci()</text:span><text:span text:style-name="T107">‏</text:span></text:p>
              <text:p text:style-name="P12"><text:span text:style-name="T108">Add an argument</text:span><text:span text:style-name="T106"> <text:s/>fibonacci(25)</text:span><text:span text:style-name="T10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3" draw:layer="layout" svg:width="5.159cm" svg:height="1.389cm" svg:x="16.669cm" svg:y="4.167cm">
          <text:list text:style-name="L1">
            <text:list-header>
              <text:p text:style-name="P13"><text:span text:style-name="T74">07_fibonacci.R</text:span></text:p>
              <text:p text:style-name="P13"><text:span text:style-name="T74">(solution1, function)</text:span><text:span text:style-name="T14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97">Fibonacci problem revistited:</text:span><text:span text:style-name="T97"><text:line-break/></text:span><text:span text:style-name="T97">User function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66" draw:layer="layout" svg:width="7.499cm" svg:height="7.188cm" svg:x="16.195cm" svg:y="11.017cm">
          <text:list text:style-name="L1">
            <text:list-header>
              <text:p text:style-name="P65"><text:span text:style-name="T95">n</text:span><text:span text:style-name="T89"> <text:s/>is the named argument </text:span></text:p>
            </text:list-header>
            <text:list-item>
              <text:p text:style-name="P65"><text:span text:style-name="T89">passed to your user defined </text:span></text:p>
            </text:list-item>
            <text:list-item>
              <text:p text:style-name="P65"><text:span text:style-name="T109">fibonacci</text:span><text:span text:style-name="T89"> function. <text:s/>It </text:span></text:p>
            </text:list-item>
            <text:list-item>
              <text:p text:style-name="P65"><text:span text:style-name="T89">specifies the upper index </text:span></text:p>
            </text:list-item>
            <text:list-item>
              <text:p text:style-name="P65"><text:span text:style-name="T89">number to which Fibonnaci </text:span></text:p>
            </text:list-item>
            <text:list-item>
              <text:p text:style-name="P65"><text:span text:style-name="T89">will be calculated. <text:s/>We define</text:span></text:p>
            </text:list-item>
            <text:list-item>
              <text:p text:style-name="P65"><text:span text:style-name="T89"><text:s/></text:span><text:span text:style-name="T89">the function with a default </text:span></text:p>
            </text:list-item>
            <text:list-item>
              <text:p text:style-name="P65"><text:span text:style-name="T89">value 10, which will be </text:span></text:p>
            </text:list-item>
            <text:list-item>
              <text:p text:style-name="P65"><text:span text:style-name="T89">automatically passed If the </text:span></text:p>
            </text:list-item>
            <text:list-item>
              <text:p text:style-name="P65"><text:span text:style-name="T89">user doesn't enter any </text:span></text:p>
            </text:list-item>
            <text:list-item>
              <text:p text:style-name="P65"><text:span text:style-name="T89">argume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11cm" svg:height="38.82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11.143cm" svg:height="4.227cm" svg:x="14.257cm" svg:y="7.461cm">
          <text:list text:style-name="L1">
            <text:list-header>
              <text:p text:style-name="P12"><text:span text:style-name="T46">To get a range of values, it's necessary to use the </text:span><text:span text:style-name="T67">sapply()</text:span><text:span text:style-name="T46"> function:</text:span></text:p>
            </text:list-header>
          </text:list>
          <text:list text:style-name="L3">
            <text:list-header>
              <text:p text:style-name="P13"><text:span text:style-name="T110">sapply(1:10,fibonacciAtPosition)</text:span><text:span text:style-name="T111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3" draw:layer="layout" svg:width="5.357cm" svg:height="1.389cm" svg:x="7.1cm" svg:y="17.127cm">
          <text:list text:style-name="L1">
            <text:list-header>
              <text:p text:style-name="P13"><text:span text:style-name="T74">07_fibonacci.R</text:span></text:p>
              <text:p text:style-name="P13"><text:span text:style-name="T74">(solution2, function)</text:span><text:span text:style-name="T14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72" draw:layer="layout" svg:width="22.856cm" svg:height="12.568cm" svg:x="1.27cm" svg:y="4.458cm">
          <text:list text:style-name="L11">
            <text:list-item>
              <text:p text:style-name="P67"><text:span text:style-name="T21">This version of the function computes the value at position </text:span><text:span text:style-name="T112">n</text:span><text:span text:style-name="T21">, not up to position </text:span><text:span text:style-name="T112">n</text:span></text:p>
            </text:list-item>
            <text:list-item>
              <text:p text:style-name="P67"><text:span text:style-name="T21">It is more efficient than previous versions because results are not incrementally stored</text:span></text:p>
            </text:list-item>
          </text:list>
          <text:list text:style-name="L1">
            <text:list-header>
              <text:p text:style-name="P68"><text:span text:style-name="T4"/></text:p>
            </text:list-header>
          </text:list>
          <text:list text:style-name="L3">
            <text:list-header>
              <text:p text:style-name="P68"><text:span text:style-name="T70">fibonacciAtPosition &lt;- function(n=10){</text:span></text:p>
              <text:p text:style-name="P69"><text:span text:style-name="T70"><text:tab/></text:span><text:span text:style-name="T70"><text:tab/></text:span><text:span text:style-name="T70">nextVal &lt;- 1</text:span></text:p>
              <text:p text:style-name="P69"><text:span text:style-name="T70"><text:tab/></text:span><text:span text:style-name="T70"><text:tab/></text:span><text:span text:style-name="T70">prevVal &lt;- 0</text:span></text:p>
              <text:p text:style-name="P69"><text:span text:style-name="T70"><text:tab/></text:span><text:span text:style-name="T70"><text:tab/></text:span><text:span text:style-name="T70">while(n &gt; 1){</text:span></text:p>
              <text:p text:style-name="P70"><text:span text:style-name="T70"><text:tab/></text:span><text:span text:style-name="T70"><text:tab/></text:span><text:span text:style-name="T70"><text:tab/></text:span><text:span text:style-name="T70">currentVal &lt;- nextVal</text:span></text:p>
              <text:p text:style-name="P70"><text:span text:style-name="T70"><text:tab/></text:span><text:span text:style-name="T70"><text:tab/></text:span><text:span text:style-name="T70"><text:tab/></text:span><text:span text:style-name="T70">nextVal &lt;- nextVal + prevVal</text:span></text:p>
              <text:p text:style-name="P70"><text:span text:style-name="T70"><text:tab/></text:span><text:span text:style-name="T70"><text:tab/></text:span><text:span text:style-name="T70"><text:tab/></text:span><text:span text:style-name="T70">prevVal &lt;- currentVal</text:span></text:p>
              <text:p text:style-name="P70"><text:span text:style-name="T70"><text:tab/></text:span><text:span text:style-name="T70"><text:tab/></text:span><text:span text:style-name="T70"><text:tab/></text:span><text:span text:style-name="T70">n &lt;- n-1</text:span></text:p>
              <text:p text:style-name="P69"><text:span text:style-name="T70"><text:tab/></text:span><text:span text:style-name="T70"><text:tab/></text:span><text:span text:style-name="T70">}</text:span></text:p>
              <text:p text:style-name="P69"><text:span text:style-name="T70"><text:tab/></text:span><text:span text:style-name="T70"> <text:s text:c="3"/></text:span><text:span text:style-name="T70">return(nextVal)</text:span><text:span text:style-name="T85">‏</text:span></text:p>
              <text:p text:style-name="P71"><text:span text:style-name="T7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56cm" svg:height="3.175cm" svg:x="1.27cm" svg:y="0.758cm">
          <text:list text:style-name="L1">
            <text:list-header>
              <text:p text:style-name="P1"><text:span text:style-name="T8">Fibonacci problem:</text:span><text:span text:style-name="T8"><text:line-break/></text:span><text:span text:style-name="T8">Streamlined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4" draw:layer="layout" svg:width="11.858cm" svg:height="4.881cm" svg:x="13.101cm" svg:y="13.525cm">
          <text:list text:style-name="L1">
            <text:list-header>
              <text:p text:style-name="P12"><text:span text:style-name="T113">prevVal</text:span><text:span text:style-name="T114"> and </text:span><text:span text:style-name="T113">nextVal</text:span><text:span text:style-name="T114"> are lower and upper elements of the Fibonacci sequence.</text:span></text:p>
              <text:p text:style-name="P65"><text:span text:style-name="T113">n</text:span><text:span text:style-name="T114"> counts down. Each decrement of </text:span><text:span text:style-name="T113">n</text:span><text:span text:style-name="T114"> sees the values of </text:span><text:span text:style-name="T113">prev</text:span><text:span text:style-name="T114"> and </text:span><text:span text:style-name="T113">next</text:span><text:span text:style-name="T114"> swap, via </text:span><text:span text:style-name="T113">current</text:span><text:span text:style-name="T114">. <text:s/>Prior to the swap, </text:span><text:span text:style-name="T113">next</text:span><text:span text:style-name="T114"> is assigned the value of </text:span><text:span text:style-name="T113">next + prev</text:span><text:span text:style-name="T114">, which is equivalent to the Fibonacci formula described earlier.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2T14:09:42</dc:date>
    <meta:print-date>2012-12-03T00:34:46</meta:print-date>
    <meta:editing-cycles>140</meta:editing-cycles>
    <meta:editing-duration>P25DT14H35M5S</meta:editing-duration>
    <meta:generator>OpenOffice/4.0.0$Unix OpenOffice.org_project/400m3$Build-9702</meta:generator>
    <meta:printed-by>Robert Stojnic</meta:printed-by>
    <meta:document-statistic meta:object-count="225"/>
  </office:meta>
</office:document-meta>
</file>